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27in" style:page-number="auto"/>
      <style:text-properties fo:font-size="7.65000009536743pt" style:font-size-asian="7.65000009536743pt" style:font-size-complex="7.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8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65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28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16in"/>
        </style:tab-stops>
      </style:paragraph-properties>
    </style:style>
    <style:style style:name="P1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71in"/>
        </style:tab-stops>
      </style:paragraph-properties>
    </style:style>
    <style:style style:name="P1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472in"/>
        </style:tab-stops>
      </style:paragraph-properties>
    </style:style>
    <style:style style:name="P15"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0417in" loext:contextual-spacing="false" fo:text-align="start"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19" style:family="paragraph" style:parent-style-name="Body_20_text_20__28_2_29_" style:master-page-name="">
      <style:paragraph-properties fo:margin-left="0in" fo:margin-right="0in" fo:margin-top="0in" fo:margin-bottom="0.0902in" loext:contextual-spacing="false" fo:text-align="start" style:justify-single-word="false" fo:text-indent="0in" style:auto-text-indent="false" style:page-number="auto"/>
    </style:style>
    <style:style style:name="P20" style:family="paragraph" style:parent-style-name="Body_20_text_20__28_2_29_" style:master-page-name="">
      <style:paragraph-properties fo:margin-left="0.1807in" fo:margin-right="0in" fo:margin-top="0in" fo:margin-bottom="0in" loext:contextual-spacing="false" fo:text-align="start" style:justify-single-word="false" fo:text-indent="0.2362in" style:auto-text-indent="false" style:page-number="auto"/>
    </style:style>
    <style:style style:name="P21" style:family="paragraph" style:parent-style-name="Body_20_text_20__28_2_29_" style:master-page-name="">
      <style:paragraph-properties fo:margin-left="0.1807in" fo:margin-right="0in" fo:margin-top="0in" fo:margin-bottom="0in" loext:contextual-spacing="false" fo:line-height="0.1181in" fo:text-align="start" style:justify-single-word="false" fo:text-indent="0.2362in" style:auto-text-indent="false" style:page-number="auto"/>
    </style:style>
    <style:style style:name="P22" style:family="paragraph" style:parent-style-name="Body_20_text_20__28_2_29_" style:master-page-name="">
      <style:paragraph-properties fo:margin-left="0.1807in" fo:margin-right="0in" fo:margin-top="0in" fo:margin-bottom="0.0835in" loext:contextual-spacing="false" fo:text-align="start" style:justify-single-word="false" fo:text-indent="0.2362in" style:auto-text-indent="false" style:page-number="auto"/>
    </style:style>
    <style:style style:name="P23"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24"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in" style:auto-text-indent="false" style:page-number="auto"/>
    </style:style>
    <style:style style:name="P25" style:family="paragraph" style:parent-style-name="Body_20_text_20__28_2_29_" style:master-page-name="">
      <style:paragraph-properties fo:margin-left="0.1807in" fo:margin-right="0in" fo:margin-top="0in" fo:margin-bottom="0.0835in" loext:contextual-spacing="false" fo:line-height="0.1299in" fo:text-align="start" style:justify-single-word="false" fo:text-indent="0in" style:auto-text-indent="false" style:page-number="auto"/>
    </style:style>
    <style:style style:name="P26" style:family="paragraph" style:parent-style-name="Body_20_text_20__28_2_29_" style:master-page-name="">
      <style:paragraph-properties fo:margin-left="0.1807in" fo:margin-right="0in" fo:margin-top="0in" fo:margin-bottom="0.0835in" loext:contextual-spacing="false" fo:text-align="start" style:justify-single-word="false" fo:text-indent="0in" style:auto-text-indent="false" style:page-number="auto"/>
    </style:style>
    <style:style style:name="P27" style:family="paragraph" style:parent-style-name="Body_20_text_20__28_2_29_" style:master-page-name="">
      <style:paragraph-properties fo:margin-left="0.1807in" fo:margin-right="0in" fo:margin-top="0in" fo:margin-bottom="0.0807in" loext:contextual-spacing="false" fo:line-height="0.1228in" fo:text-align="start" style:justify-single-word="false" fo:text-indent="0in" style:auto-text-indent="false" style:page-number="auto"/>
    </style:style>
    <style:style style:name="P28" style:family="paragraph" style:parent-style-name="Body_20_text_20__28_2_29_" style:master-page-name="">
      <style:paragraph-properties fo:margin-left="0.1807in" fo:margin-right="0in" fo:margin-top="0in" fo:margin-bottom="0.0902in" loext:contextual-spacing="false" fo:text-align="start" style:justify-single-word="false" fo:text-indent="0in" style:auto-text-indent="false" style:page-number="auto"/>
    </style:style>
    <style:style style:name="P29"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30" style:family="paragraph" style:parent-style-name="Body_20_text_20__28_2_29_" style:master-page-name="">
      <style:paragraph-properties fo:margin-left="0.4165in" fo:margin-right="0in" fo:margin-top="0in" fo:margin-bottom="0.0835in" loext:contextual-spacing="false" fo:text-align="start" style:justify-single-word="false" fo:text-indent="-0.222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style>
    <style:style style:name="P32" style:family="paragraph" style:parent-style-name="Body_20_text_20__28_2_29_" style:master-page-name="">
      <style:paragraph-properties fo:margin-left="0in" fo:margin-right="0in" fo:margin-top="0in" fo:margin-bottom="0.0835in" loext:contextual-spacing="false" fo:text-align="start" style:justify-single-word="false" fo:text-indent="0.1945in" style:auto-text-indent="false" style:page-number="auto"/>
    </style:style>
    <style:style style:name="P33" style:family="paragraph" style:parent-style-name="Body_20_text_20__28_2_29_" style:master-page-name="">
      <style:paragraph-properties fo:margin-left="0.2638in" fo:margin-right="0in" fo:margin-top="0in" fo:margin-bottom="0.0835in" loext:contextual-spacing="false" fo:text-align="justify" style:justify-single-word="false" fo:text-indent="-0.111in" style:auto-text-indent="false" style:page-number="auto"/>
    </style:style>
    <style:style style:name="P34" style:family="paragraph" style:parent-style-name="Body_20_text_20__28_4_29_" style:master-page-name="">
      <style:paragraph-properties fo:margin-left="0.2638in" fo:margin-right="0in" fo:margin-top="0in" fo:margin-bottom="0in" loext:contextual-spacing="false" fo:text-align="justify" style:justify-single-word="false" fo:text-indent="-0.111in" style:auto-text-indent="false" style:page-number="auto"/>
    </style:style>
    <style:style style:name="P35"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36" style:family="paragraph" style:parent-style-name="Body_20_text_20__28_4_29_" style:master-page-name="">
      <style:paragraph-properties fo:margin-left="0.2638in" fo:margin-right="0in" fo:margin-top="0in" fo:margin-bottom="0in" loext:contextual-spacing="false" fo:line-height="0.1299in" fo:text-align="start" style:justify-single-word="false" fo:text-indent="-0.2638in" style:auto-text-indent="false" style:page-number="auto"/>
    </style:style>
    <style:style style:name="P37" style:family="paragraph" style:parent-style-name="Body_20_text_20__28_4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38" style:family="paragraph" style:parent-style-name="Body_20_text_20__28_2_29_" style:master-page-name="">
      <style:paragraph-properties fo:margin-left="0.2638in" fo:margin-right="0in" fo:margin-top="0in" fo:margin-bottom="0.0417in" loext:contextual-spacing="false" fo:text-align="start" style:justify-single-word="false" fo:text-indent="-0.2638in" style:auto-text-indent="false" style:page-number="auto"/>
    </style:style>
    <style:style style:name="P39"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style>
    <style:style style:name="P40"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in"/>
        </style:tab-stops>
      </style:paragraph-properties>
    </style:style>
    <style:style style:name="P41"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42"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43"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4071in"/>
        </style:tab-stops>
      </style:paragraph-properties>
    </style:style>
    <style:style style:name="P44"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45" style:family="paragraph" style:parent-style-name="Body_20_text_20__28_2_29_" style:master-page-name="">
      <style:paragraph-properties fo:margin-left="0.25in" fo:margin-right="0in" fo:margin-top="0in" fo:margin-bottom="0in" loext:contextual-spacing="false" fo:line-height="0.1335in" fo:text-align="start" style:justify-single-word="false" fo:text-indent="-0.25in" style:auto-text-indent="false" style:page-number="auto"/>
    </style:style>
    <style:style style:name="P46" style:family="paragraph" style:parent-style-name="Body_20_text_20__28_2_29_" style:master-page-name="">
      <style:paragraph-properties fo:margin-left="0.25in" fo:margin-right="0in" fo:margin-top="0in" fo:margin-bottom="0.0862in" loext:contextual-spacing="false" fo:line-height="0.1299in" fo:text-align="start" style:justify-single-word="false" fo:text-indent="-0.25in" style:auto-text-indent="false" style:page-number="auto"/>
    </style:style>
    <style:style style:name="P47" style:family="paragraph" style:parent-style-name="Body_20_text_20__28_2_29_" style:master-page-name="">
      <style:paragraph-properties fo:margin-left="0.25in" fo:margin-right="0in" fo:margin-top="0in" fo:margin-bottom="0.0835in" loext:contextual-spacing="false" fo:text-align="start" style:justify-single-word="false" fo:text-indent="-0.25in" style:auto-text-indent="false" style:page-number="auto"/>
    </style:style>
    <style:style style:name="P48" style:family="paragraph" style:parent-style-name="Body_20_text_20__28_2_29_" style:master-page-name="">
      <style:paragraph-properties fo:margin-left="0.25in" fo:margin-right="0in" fo:margin-top="0in" fo:margin-bottom="0.0417in" loext:contextual-spacing="false" fo:text-align="start" style:justify-single-word="false" fo:text-indent="-0.25in" style:auto-text-indent="false" style:page-number="auto"/>
    </style:style>
    <style:style style:name="P49" style:family="paragraph" style:parent-style-name="Body_20_text_20__28_2_29_" style:master-page-name="">
      <style:paragraph-properties fo:margin-left="0.2638in" fo:margin-right="0.1807in" fo:margin-top="0in" fo:margin-bottom="0in" loext:contextual-spacing="false" fo:text-align="justify" style:justify-single-word="false" fo:text-indent="-0.2638in" style:auto-text-indent="false" style:page-number="auto"/>
    </style:style>
    <style:style style:name="P50" style:family="paragraph" style:parent-style-name="Body_20_text_20__28_2_29_" style:master-page-name="">
      <style:paragraph-properties fo:margin-left="0.2638in" fo:margin-right="0.1807in" fo:margin-top="0in" fo:margin-bottom="0.0835in" loext:contextual-spacing="false" fo:text-align="justify" style:justify-single-word="false" fo:text-indent="-0.2638in" style:auto-text-indent="false" style:page-number="auto"/>
    </style:style>
    <style:style style:name="P51"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52"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2362in" style:auto-text-indent="false" style:page-number="auto"/>
    </style:style>
    <style:style style:name="P53" style:family="paragraph" style:parent-style-name="Body_20_text_20__28_2_29_" style:master-page-name="">
      <style:paragraph-properties fo:margin-left="0.4165in" fo:margin-right="0in" fo:margin-top="0in" fo:margin-bottom="0.089in" loext:contextual-spacing="false" fo:line-height="0.1335in" fo:text-align="start" style:justify-single-word="false" fo:text-indent="-0.2362in" style:auto-text-indent="false" style:page-number="auto"/>
    </style:style>
    <style:style style:name="P54" style:family="paragraph" style:parent-style-name="Body_20_text_20__28_2_29_" style:master-page-name="">
      <style:paragraph-properties fo:margin-left="0.4165in" fo:margin-right="0in" fo:margin-top="0in" fo:margin-bottom="0.0835in" loext:contextual-spacing="false" fo:text-align="start" style:justify-single-word="false" fo:text-indent="-0.2362in" style:auto-text-indent="false" style:page-number="auto"/>
    </style:style>
    <style:style style:name="P55"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7217in"/>
        </style:tab-stops>
      </style:paragraph-properties>
    </style:style>
    <style:style style:name="P56"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5571in"/>
        </style:tab-stops>
      </style:paragraph-properties>
    </style:style>
    <style:style style:name="P57"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58" style:family="paragraph" style:parent-style-name="Body_20_text_20__28_2_29_" style:master-page-name="">
      <style:paragraph-properties fo:margin-left="0.1807in" fo:margin-right="0in" fo:margin-top="0in" fo:margin-bottom="0.0835in" loext:contextual-spacing="false" fo:text-align="justify" style:justify-single-word="false" fo:text-indent="-0.1807in" style:auto-text-indent="false" style:page-number="auto">
        <style:tab-stops>
          <style:tab-stop style:position="0.0217in"/>
        </style:tab-stops>
      </style:paragraph-properties>
    </style:style>
    <style:style style:name="P5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1" style:family="paragraph" style:parent-style-name="Body_20_text_20__28_2_29_" style:master-page-name="">
      <style:paragraph-properties fo:margin-left="0in" fo:margin-right="0in" fo:margin-top="0in" fo:margin-bottom="0.0835in" loext:contextual-spacing="false" fo:text-align="justify" style:justify-single-word="false" fo:text-indent="0.139in" style:auto-text-indent="false" style:page-number="auto"/>
    </style:style>
    <style:style style:name="P62"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63" style:family="paragraph" style:parent-style-name="Body_20_text_20__28_2_29_" style:master-page-name="">
      <style:paragraph-properties fo:margin-left="0in" fo:margin-right="0in" fo:margin-top="0in" fo:margin-bottom="0.0862in" loext:contextual-spacing="false" fo:text-align="start" style:justify-single-word="false" fo:text-indent="0.1807in" style:auto-text-indent="false" style:page-number="auto"/>
    </style:style>
    <style:style style:name="P64" style:family="paragraph" style:parent-style-name="Body_20_text_20__28_2_29_" style:master-page-name="">
      <style:paragraph-properties fo:margin-left="0.2638in" fo:margin-right="0.1945in" fo:margin-top="0in" fo:margin-bottom="0.0807in" loext:contextual-spacing="false" fo:text-align="justify" style:justify-single-word="false" fo:text-indent="-0.111in" style:auto-text-indent="false" style:page-number="auto"/>
    </style:style>
    <style:style style:name="P65" style:family="paragraph" style:parent-style-name="Body_20_text_20__28_2_29_" style:master-page-name="">
      <style:paragraph-properties fo:margin-left="0.2638in" fo:margin-right="0.1945in" fo:margin-top="0in" fo:margin-bottom="0in" loext:contextual-spacing="false" fo:line-height="0.1299in" fo:text-align="justify" style:justify-single-word="false" fo:text-indent="-0.111in" style:auto-text-indent="false" style:page-number="auto"/>
    </style:style>
    <style:style style:name="P66" style:family="paragraph" style:parent-style-name="Body_20_text_20__28_4_29_" style:master-page-name="">
      <style:paragraph-properties fo:margin-left="0.2638in" fo:margin-right="0.1945in" fo:margin-top="0in" fo:margin-bottom="0in" loext:contextual-spacing="false" fo:line-height="0.1299in" fo:text-align="justify" style:justify-single-word="false" fo:text-indent="-0.111in" style:auto-text-indent="false" style:page-number="auto"/>
    </style:style>
    <style:style style:name="P67" style:family="paragraph" style:parent-style-name="Body_20_text_20__28_2_29_" style:master-page-name="">
      <style:paragraph-properties fo:margin-left="0.25in" fo:margin-right="0in" fo:margin-top="0in" fo:margin-bottom="0.0807in" loext:contextual-spacing="false" fo:line-height="0.1228in" fo:text-align="start" style:justify-single-word="false" fo:text-indent="-0.111in" style:auto-text-indent="false" style:page-number="auto"/>
    </style:style>
    <style:style style:name="P68"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69"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70" style:family="paragraph" style:parent-style-name="Body_20_text_20__28_2_29_" style:master-page-name="">
      <style:paragraph-properties fo:margin-left="0.25in" fo:margin-right="0in" fo:margin-top="0in" fo:margin-bottom="0.0862in" loext:contextual-spacing="false" fo:text-align="start" style:justify-single-word="false" fo:text-indent="-0.111in" style:auto-text-indent="false" style:page-number="auto"/>
    </style:style>
    <style:style style:name="P71"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72"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73" style:family="paragraph" style:parent-style-name="Body_20_text_20__28_2_29_" style:master-page-name="">
      <style:paragraph-properties fo:margin-left="0.3055in" fo:margin-right="0.3055in" fo:margin-top="0in" fo:margin-bottom="0in" loext:contextual-spacing="false" fo:line-height="0.1228in" fo:text-align="start" style:justify-single-word="false" fo:text-indent="-0.1252in" style:auto-text-indent="false" style:page-number="auto"/>
    </style:style>
    <style:style style:name="P74"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75" style:family="paragraph" style:parent-style-name="Body_20_text_20__28_2_29_" style:master-page-name="">
      <style:paragraph-properties fo:margin-left="0.4165in" fo:margin-right="0in" fo:margin-top="0in" fo:margin-bottom="0.0862in" loext:contextual-spacing="false" fo:text-align="start" style:justify-single-word="false" fo:text-indent="-0.111in" style:auto-text-indent="false" style:page-number="auto"/>
    </style:style>
    <style:style style:name="P76" style:family="paragraph" style:parent-style-name="Body_20_text_20__28_2_29_" style:master-page-name="">
      <style:paragraph-properties fo:margin-left="0in" fo:margin-right="0.4862in" fo:margin-top="0in" fo:margin-bottom="0in" loext:contextual-spacing="false" fo:text-align="start" style:justify-single-word="false" fo:text-indent="0in" style:auto-text-indent="false" style:page-number="auto"/>
    </style:style>
    <style:style style:name="P77"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style>
    <style:style style:name="P78" style:family="paragraph" style:parent-style-name="Body_20_text_20__28_2_29_" style:master-page-name="">
      <style:paragraph-properties fo:margin-left="0.139in" fo:margin-right="0in" fo:margin-top="0in" fo:margin-bottom="0in" loext:contextual-spacing="false" fo:text-align="start" style:justify-single-word="false" fo:text-indent="0.111in" style:auto-text-indent="false" style:page-number="auto"/>
    </style:style>
    <style:style style:name="P79" style:family="paragraph" style:parent-style-name="Body_20_text_20__28_2_29_" style:master-page-name="">
      <style:paragraph-properties fo:margin-left="0.1807in" fo:margin-right="0in" fo:margin-top="0in" fo:margin-bottom="0in" loext:contextual-spacing="false" fo:text-align="start" style:justify-single-word="false" fo:text-indent="0.1252in" style:auto-text-indent="false" style:page-number="auto"/>
    </style:style>
    <style:style style:name="P80"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81" style:family="paragraph" style:parent-style-name="Body_20_text_20__28_2_29_" style:master-page-name="">
      <style:paragraph-properties fo:margin-left="0.2638in" fo:margin-right="0.1945in" fo:margin-top="0in" fo:margin-bottom="0in" loext:contextual-spacing="false" fo:text-align="justify" style:justify-single-word="false" fo:text-indent="-0.2638in" style:auto-text-indent="false" style:page-number="auto"/>
    </style:style>
    <style:style style:name="P82" style:family="paragraph" style:parent-style-name="Body_20_text_20__28_2_29_" style:master-page-name="">
      <style:paragraph-properties fo:margin-left="0in" fo:margin-right="0.4028in" fo:margin-top="0in" fo:margin-bottom="0in" loext:contextual-spacing="false" fo:text-align="start" style:justify-single-word="false" fo:text-indent="0in" style:auto-text-indent="false" style:page-number="auto"/>
    </style:style>
    <style:style style:name="P83" style:family="paragraph" style:parent-style-name="Body_20_text_20__28_2_29_" style:master-page-name="">
      <style:paragraph-properties fo:margin-left="0.1807in" fo:margin-right="0.6807in" fo:margin-top="0in" fo:margin-bottom="0in" loext:contextual-spacing="false" fo:text-align="start" style:justify-single-word="false" fo:text-indent="0.2362in" style:auto-text-indent="false" style:page-number="auto"/>
    </style:style>
    <style:style style:name="P84"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85" style:family="paragraph" style:parent-style-name="Body_20_text_20__28_2_29_" style:master-page-name="">
      <style:paragraph-properties fo:margin-left="0.1528in" fo:margin-right="0.639in" fo:margin-top="0in" fo:margin-bottom="0in" loext:contextual-spacing="false" fo:line-height="0.1299in" fo:text-align="start" style:justify-single-word="false" fo:text-indent="-0.1528in" style:auto-text-indent="false" style:page-number="auto"/>
    </style:style>
    <style:style style:name="P86"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87" style:family="paragraph" style:parent-style-name="Heading_20__23_2" style:master-page-name="">
      <style:paragraph-properties fo:margin-left="0.25in" fo:margin-right="0in" fo:margin-top="0in" fo:margin-bottom="0in" loext:contextual-spacing="false" fo:text-align="start" style:justify-single-word="false" fo:keep-together="always" fo:text-indent="0in" style:auto-text-indent="false" style:page-number="auto" fo:keep-with-next="always"/>
    </style:style>
    <style:style style:name="P88" style:family="paragraph" style:parent-style-name="Heading_20__23_3" style:master-page-name="">
      <style:paragraph-properties fo:margin-left="0.25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89"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90" style:family="paragraph" style:parent-style-name="Body_20_text_20__28_2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91"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4in"/>
        </style:tab-stops>
      </style:paragraph-properties>
    </style:style>
    <style:style style:name="P92"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65in"/>
        </style:tab-stops>
      </style:paragraph-properties>
    </style:style>
    <style:style style:name="P93" style:family="paragraph" style:parent-style-name="Body_20_text_20__28_2_29_"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72in"/>
        </style:tab-stops>
      </style:paragraph-properties>
    </style:style>
    <style:style style:name="P94" style:family="paragraph" style:parent-style-name="Body_20_text_20__28_2_29_"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4in"/>
        </style:tab-stops>
      </style:paragraph-properties>
    </style:style>
    <style:style style:name="P95"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96"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97" style:family="paragraph" style:parent-style-name="Body_20_text_20__28_2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72in"/>
        </style:tab-stops>
      </style:paragraph-properties>
    </style:style>
    <style:style style:name="P98" style:family="paragraph" style:parent-style-name="Body_20_text_20__28_2_29_" style:list-style-name="L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08in"/>
        </style:tab-stops>
      </style:paragraph-properties>
    </style:style>
    <style:style style:name="P99" style:family="paragraph" style:parent-style-name="Body_20_text_20__28_2_29_" style:list-style-name="L1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08in"/>
        </style:tab-stops>
      </style:paragraph-properties>
    </style:style>
    <style:style style:name="P100" style:family="paragraph" style:parent-style-name="Body_20_text_20__28_2_29_" style:list-style-name="L1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54in"/>
        </style:tab-stops>
      </style:paragraph-properties>
    </style:style>
    <style:style style:name="P101" style:family="paragraph" style:parent-style-name="Body_20_text_20__28_2_29_" style:list-style-name="L9" style:master-page-name="">
      <style:paragraph-properties fo:margin-left="0in" fo:margin-right="0in" fo:margin-top="0in" fo:margin-bottom="0in" loext:contextual-spacing="false" fo:line-height="0.1228in" fo:text-align="start" style:justify-single-word="false" fo:text-indent="0in" style:auto-text-indent="false" style:page-number="auto">
        <style:tab-stops>
          <style:tab-stop style:position="0.2043in"/>
        </style:tab-stops>
      </style:paragraph-properties>
    </style:style>
    <style:style style:name="P102" style:family="paragraph" style:parent-style-name="Body_20_text_20__28_2_29_" style:list-style-name="L1" style:master-page-name="PageStyle2">
      <style:paragraph-properties fo:margin-left="0in" fo:margin-right="0in" fo:margin-top="0in" fo:margin-bottom="0in" loext:contextual-spacing="false" fo:text-align="justify" style:justify-single-word="false" fo:text-indent="0in" style:auto-text-indent="false" style:page-number="4">
        <style:tab-stops>
          <style:tab-stop style:position="0.1571in"/>
        </style:tab-stops>
      </style:paragraph-properties>
    </style:style>
    <style:style style:name="P103" style:family="paragraph" style:parent-style-name="Body_20_text_20__28_2_29_" style:list-style-name="L7" style:master-page-name="PageStyle3">
      <style:paragraph-properties fo:margin-left="0in" fo:margin-right="0in" fo:margin-top="0in" fo:margin-bottom="0in" loext:contextual-spacing="false" fo:text-align="start" style:justify-single-word="false" fo:text-indent="0in" style:auto-text-indent="false" style:page-number="6">
        <style:tab-stops>
          <style:tab-stop style:position="0.1972in"/>
        </style:tab-stops>
      </style:paragraph-properties>
    </style:style>
    <style:style style:name="P104" style:family="paragraph" style:parent-style-name="Body_20_text_20__28_2_29_" style:list-style-name="L15" style:master-page-name="PageStyle5">
      <style:paragraph-properties fo:margin-left="0in" fo:margin-right="0in" fo:margin-top="0in" fo:margin-bottom="0in" loext:contextual-spacing="false" fo:text-align="justify" style:justify-single-word="false" fo:text-indent="0in" style:auto-text-indent="false" style:page-number="1003">
        <style:tab-stops>
          <style:tab-stop style:position="0.2118in"/>
        </style:tab-stops>
      </style:paragraph-properties>
    </style:style>
    <style:style style:name="P105" style:family="paragraph" style:parent-style-name="Body_20_text_20__28_2_29_" style:list-style-name="L3" style:master-page-name="">
      <style:paragraph-properties fo:margin-left="0in" fo:margin-right="0in" fo:margin-top="0in" fo:margin-bottom="0.0835in" loext:contextual-spacing="false" fo:text-align="start" style:justify-single-word="false" fo:text-indent="0in" style:auto-text-indent="false" style:page-number="auto">
        <style:tab-stops>
          <style:tab-stop style:position="0.1689in"/>
        </style:tab-stops>
      </style:paragraph-properties>
    </style:style>
    <style:style style:name="P106" style:family="paragraph" style:parent-style-name="Body_20_text_20__28_2_29_" style:list-style-name="L1"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043in"/>
        </style:tab-stops>
      </style:paragraph-properties>
    </style:style>
    <style:style style:name="P107" style:family="paragraph" style:parent-style-name="Body_20_text_20__28_2_29_" style:list-style-name="L2"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071in"/>
        </style:tab-stops>
      </style:paragraph-properties>
    </style:style>
    <style:style style:name="P108" style:family="paragraph" style:parent-style-name="Body_20_text_20__28_2_29_" style:list-style-name="L2" style:master-page-name="">
      <style:paragraph-properties fo:margin-left="0.361in" fo:margin-right="0in" fo:margin-top="0in" fo:margin-bottom="0in" loext:contextual-spacing="false" fo:text-align="start" style:justify-single-word="false" fo:text-indent="-0.361in" style:auto-text-indent="false" style:page-number="auto">
        <style:tab-stops>
          <style:tab-stop style:position="-0.2102in"/>
        </style:tab-stops>
      </style:paragraph-properties>
    </style:style>
    <style:style style:name="P109" style:family="paragraph" style:parent-style-name="Body_20_text_20__28_2_29_" style:master-page-name="PageStyle1">
      <style:paragraph-properties fo:margin-left="0in" fo:margin-right="0in" fo:margin-top="0in" fo:margin-bottom="0in" loext:contextual-spacing="false" fo:text-align="start" style:justify-single-word="false" fo:text-indent="0.1945in" style:auto-text-indent="false" style:page-number="3"/>
    </style:style>
    <style:style style:name="P110"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99in"/>
        </style:tab-stops>
      </style:paragraph-properties>
    </style:style>
    <style:style style:name="P11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56in"/>
        </style:tab-stops>
      </style:paragraph-properties>
    </style:style>
    <style:style style:name="P113"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114"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1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16"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17" style:family="paragraph" style:parent-style-name="Body_20_text_20__28_2_29_" style:list-style-name="L12"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126in"/>
        </style:tab-stops>
      </style:paragraph-properties>
    </style:style>
    <style:style style:name="P118" style:family="paragraph" style:parent-style-name="Body_20_text_20__28_2_29_" style:list-style-name="L5"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0.0957in"/>
        </style:tab-stops>
      </style:paragraph-properties>
    </style:style>
    <style:style style:name="P119"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20"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21"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17in"/>
        </style:tab-stops>
      </style:paragraph-properties>
    </style:style>
    <style:style style:name="P122"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89in"/>
        </style:tab-stops>
      </style:paragraph-properties>
    </style:style>
    <style:style style:name="P123"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17in"/>
        </style:tab-stops>
      </style:paragraph-properties>
    </style:style>
    <style:style style:name="P124" style:family="paragraph" style:parent-style-name="Body_20_text_20__28_2_29_" style:list-style-name="L6" style:master-page-name="">
      <style:paragraph-properties fo:margin-left="0.1807in" fo:margin-right="0in" fo:margin-top="0in" fo:margin-bottom="0in" loext:contextual-spacing="false" fo:line-height="0.1181in" fo:text-align="justify" style:justify-single-word="false" fo:text-indent="-0.1807in" style:auto-text-indent="false" style:page-number="auto">
        <style:tab-stops>
          <style:tab-stop style:position="0.0228in"/>
        </style:tab-stops>
      </style:paragraph-properties>
    </style:style>
    <style:style style:name="P125" style:family="paragraph" style:parent-style-name="Body_20_text_20__28_2_29_" style:list-style-name="L6"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1346in"/>
        </style:tab-stops>
      </style:paragraph-properties>
    </style:style>
    <style:style style:name="P126" style:family="paragraph" style:parent-style-name="Body_20_text_20__28_2_29_" style:list-style-name="L14"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01in"/>
        </style:tab-stops>
      </style:paragraph-properties>
    </style:style>
    <style:style style:name="P127" style:family="paragraph" style:parent-style-name="Body_20_text_20__28_2_29_" style:list-style-name="L14"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36in"/>
        </style:tab-stops>
      </style:paragraph-properties>
    </style:style>
    <style:style style:name="P128" style:family="paragraph" style:parent-style-name="Body_20_text_20__28_2_29_" style:list-style-name="L8" style:master-page-name="">
      <style:paragraph-properties fo:margin-left="0.1807in" fo:margin-right="0.4028in" fo:margin-top="0in" fo:margin-bottom="0in" loext:contextual-spacing="false" fo:text-align="start" style:justify-single-word="false" fo:text-indent="-0.1807in" style:auto-text-indent="false" style:page-number="auto">
        <style:tab-stops>
          <style:tab-stop style:position="0.0134in"/>
        </style:tab-stops>
      </style:paragraph-properties>
    </style:style>
    <style:style style:name="P129" style:family="paragraph" style:parent-style-name="Body_20_text_20__28_2_29_" style:list-style-name="L9"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098in"/>
        </style:tab-stops>
      </style:paragraph-properties>
    </style:style>
    <style:style style:name="P130" style:family="paragraph" style:parent-style-name="Body_20_text_20__28_2_29_" style:list-style-name="L9" style:master-page-name="">
      <style:paragraph-properties fo:margin-left="0.4165in" fo:margin-right="0in" fo:margin-top="0in" fo:margin-bottom="0in" loext:contextual-spacing="false" fo:line-height="0.1228in" fo:text-align="start" style:justify-single-word="false" fo:text-indent="-0.4165in" style:auto-text-indent="false" style:page-number="auto">
        <style:tab-stops>
          <style:tab-stop style:position="-0.2126in"/>
        </style:tab-stops>
      </style:paragraph-properties>
    </style:style>
    <style:style style:name="P131" style:family="paragraph" style:parent-style-name="Body_20_text_20__28_2_29_" style:list-style-name="L13"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563in"/>
        </style:tab-stops>
      </style:paragraph-properties>
    </style:style>
    <style:style style:name="P132" style:family="paragraph" style:parent-style-name="Body_20_text_20__28_2_29_" style:master-page-name="PageStyle4">
      <style:paragraph-properties fo:margin-left="0.1807in" fo:margin-right="0in" fo:margin-top="0in" fo:margin-bottom="0.0835in" loext:contextual-spacing="false" fo:text-align="start" style:justify-single-word="false" fo:text-indent="0in" style:auto-text-indent="false" style:page-number="7"/>
    </style:style>
    <style:style style:name="P133" style:family="paragraph" style:parent-style-name="Heading_20__23_1" style:master-page-name="PageStyle0">
      <style:paragraph-properties fo:margin-left="0.028in" fo:margin-right="0in" fo:margin-top="0in" fo:margin-bottom="0in" loext:contextual-spacing="false" fo:line-height="0.1665in" fo:keep-together="always" fo:text-indent="0in" style:auto-text-indent="false" style:page-number="1" fo:keep-with-next="alway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5984in" fo:margin-right="1.8189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618in" fo:margin-right="2.1008in" style:editable="false">
        <style:columns fo:column-count="2" fo:column-gap="0.072in">
          <style:column style:rel-width="32767*" fo:start-indent="0in" fo:end-indent="0.0362in"/>
          <style:column style:rel-width="32768*" fo:start-indent="0.0362in" fo:end-indent="0in"/>
        </style:columns>
      </style:section-properties>
    </style:style>
    <text:list-style style:name="L1">
      <text:list-level-style-number text:level="1" text:style-name="CharStyle13"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3"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33" text:outline-level="1"><text:bookmark-start text:name="bookmark0"/><text:span text:style-name="CharStyle4">AMOS</text:span><text:bookmark-end text:name="bookmark0"/></text:h>
      </text:section>
      <text:section text:style-name="Sect2" text:name="Section1">
        <text:p text:style-name="P2"/>
        <text:p text:style-name="P1"/>
      </text:section>
      <text:section text:style-name="Sect3" text:name="Section2">
        <text:p text:style-name="Body_20_text_20__28_3_29__20__2b__20_DropCap6">1<text:span text:style-name="CharStyle9"><text:tab/>Words of Amos, who belonged to the shepherds of Tekoa— his visions of Israel during the reign of Uzziah king of Judah and during the reign of Jeroboam son of Joash, king of Israel, two 2 years before the earthquake. He said:</text:span></text:p>
        <text:p text:style-name="P57"><text:span text:style-name="CharStyle12">When the Eternal thunders out of Sion,</text:span></text:p>
        <text:p text:style-name="P78"><text:span text:style-name="CharStyle12">loudly from Jerusalem, then are the pasture-lands woe­begone,</text:span></text:p>
        <text:p text:style-name="P78"><text:span text:style-name="CharStyle12">the ridge of Karmel withers.</text:span></text:p>
        <text:list xml:id="list8004558275975305176" text:style-name="L1">
          <text:list-item>
            <text:p text:style-name="P89"><text:span text:style-name="CharStyle13"><text:tab/></text:span><text:span text:style-name="CharStyle12">The Eternal declares:</text:span></text:p>
          </text:list-item>
        </text:list>
        <text:p text:style-name="P59"><text:span text:style-name="CharStyle12">“After crime upon crime of Damascus I will not relent, for they crushed and tortured Gilead;</text:span></text:p>
        <text:list xml:id="list185530983714901" text:continue-numbering="true" text:style-name="L1">
          <text:list-item>
            <text:p text:style-name="P106"><text:span text:style-name="CharStyle13"><text:tab/></text:span><text:span text:style-name="CharStyle12">so I fling fires of war on Hazael’s house,</text:span></text:p>
          </text:list-item>
        </text:list>
        <text:p text:style-name="P59"><text:span text:style-name="CharStyle12">to burn up Benhadad’s palaces, S I shatter the defences of Damas­cus,</text:span></text:p>
        <text:p text:style-name="P57"><text:span text:style-name="CharStyle12">I wipe out chieftains from the vale of Aveii,</text:span></text:p>
        <text:p text:style-name="P57"><text:span text:style-name="CharStyle12">the sceptred king from Beth- Eden,</text:span></text:p>
        <text:p text:style-name="P57"><text:span text:style-name="CharStyle12">and Aram’s folk shall be exiled to Kir—</text:span></text:p>
        <text:p text:style-name="P61"><text:span text:style-name="CharStyle12">by order of the Eternal!”</text:span></text:p>
        <text:list xml:id="list4502778184004181513" text:style-name="L2">
          <text:list-item>
            <text:p text:style-name="P90"><text:span text:style-name="CharStyle13"><text:tab/></text:span><text:span text:style-name="CharStyle12">The Eternal declares:</text:span></text:p>
          </text:list-item>
        </text:list>
        <text:p text:style-name="P57"><text:span text:style-name="CharStyle12">“After crime upon crime of Gaza</text:span></text:p>
        <text:p text:style-name="P59"><text:span text:style-name="CharStyle12">I will not relent, for they would bear off a whole population</text:span></text:p>
        <text:p text:style-name="P57"><text:span text:style-name="CharStyle12">and sell them into slavery to Edom;</text:span></text:p>
        <text:list xml:id="list185532292754241" text:continue-numbering="true" text:style-name="L2">
          <text:list-item>
            <text:p text:style-name="P107"><text:span text:style-name="CharStyle13"><text:tab/></text:span><text:span text:style-name="CharStyle12">so I fling fires of war on Gaza’s walls,</text:span></text:p>
          </text:list-item>
        </text:list>
        <text:p text:style-name="P60"><text:span text:style-name="CharStyle12">to burn up its palaces,</text:span></text:p>
        <text:list xml:id="list185531785245294" text:continue-numbering="true" text:style-name="L2">
          <text:list-item>
            <text:p text:style-name="P108"><text:span text:style-name="CharStyle13"><text:tab/></text:span><text:span text:style-name="CharStyle12">I wipe out the chieftains from Ashdod,</text:span></text:p>
          </text:list-item>
        </text:list>
        <text:p text:style-name="P57"><text:span text:style-name="CharStyle12">the sceptred king from Ashke- lon,</text:span></text:p>
        <text:p text:style-name="P8"><text:span text:style-name="CharStyle12">I strike my blows at Ekron, till the last of the Philistines perish—</text:span></text:p>
        <text:p text:style-name="P48"><text:span text:style-name="CharStyle12">by order of the Lord Eternal.”</text:span></text:p>
        <text:p text:style-name="P55"><text:span text:style-name="CharStyle12">[[The Eternal declares:<text:tab/></text:span><text:span text:style-name="CharStyle13">9</text:span></text:p>
        <text:p text:style-name="P8"><text:span text:style-name="CharStyle12">“After crime upon crime of Tyre I will not relent; for they would sell a whole pop­ulation to Edom, with no thought for their bond of brotherhood;</text:span></text:p>
        <text:p text:style-name="P17"><text:span text:style-name="CharStyle12">so I fling fires of war upon the io walls of Tyre, to burn up its palaces.”</text:span></text:p>
        <text:p text:style-name="P55"><text:span text:style-name="CharStyle12">The Eternal declares:<text:tab/></text:span><text:span text:style-name="CharStyle13">11</text:span></text:p>
        <text:p text:style-name="P42"><text:span text:style-name="CharStyle12">“After crime upon crime of Edom</text:span></text:p>
        <text:p text:style-name="P17"><text:span text:style-name="CharStyle12">I will not relent; for sword in hand he pursued his brother, stifling all pity, he held to his anger and cherished his wrath; so I fling fires of war on Teman, 12 to bum up Busaireh’s palaces.”]]</text:span></text:p>
        <text:p text:style-name="P55"><text:span text:style-name="CharStyle12">The Eternal declares:<text:tab/>13</text:span></text:p>
        <text:p text:style-name="P8"><text:span text:style-name="CharStyle12">“After crime upon crime of the Ammonites I will not relent; for, as they extended their fron­tiers,</text:span></text:p>
        <text:p text:style-name="P42"><text:span text:style-name="CharStyle12">they ripped open women with child in Gilead;</text:span></text:p>
        <text:p text:style-name="P8"><text:span text:style-name="CharStyle12">so I set fire to Kabbah’s walls, 14 to burn up its palaces, amid shouts on the day of battle, amid storming on the day of blasts,</text:span></text:p>
        <text:p text:style-name="P42"><text:span text:style-name="CharStyle12">till their king is carried off to 13 exile,</text:span></text:p>
        <text:p text:style-name="P17"><text:span text:style-name="CharStyle12">he together with his nobles— by order of the Eternal.”</text:span></text:p>
        <text:p text:style-name="P56"><text:span text:style-name="CharStyle12">The Eternal declares:<text:tab/></text:span><text:span text:style-name="CharStyle14">ey</text:span></text:p>
        <text:p text:style-name="P42"><text:span text:style-name="CharStyle12">“After crime upon crime of “ Moab</text:span></text:p>
      </text:section>
      <text:section text:style-name="Sect3" text:name="Section3">
        <text:p text:style-name="P109"><text:span text:style-name="CharStyle12">I will not relent; for they burned to lime the king of Edom’s bones;</text:span></text:p>
        <text:list xml:id="list7994889120442506363" text:style-name="L3">
          <text:list-item>
            <text:p text:style-name="P110"><text:span text:style-name="CharStyle12"><text:tab/>so I fling fires of war on Moab, to burn up Keriyyoth’s palaces, amid shouts and the blare of</text:span></text:p>
          </text:list-item>
        </text:list>
        <text:p text:style-name="P41"><text:span text:style-name="CharStyle12">trumpets;</text:span></text:p>
        <text:list xml:id="list185530733354541" text:continue-numbering="true" text:style-name="L3">
          <text:list-item>
            <text:p text:style-name="P110"><text:span text:style-name="CharStyle12"><text:tab/>I wipe out their monarch</text:span></text:p>
          </text:list-item>
        </text:list>
        <text:p text:style-name="P29"><text:span text:style-name="CharStyle12">and slay all his nobles with him—</text:span></text:p>
        <text:p text:style-name="P32"><text:span text:style-name="CharStyle12">by order of the Eternal.”</text:span></text:p>
        <text:list xml:id="list185532123870792" text:continue-numbering="true" text:style-name="L3">
          <text:list-item>
            <text:p text:style-name="P111"><text:span text:style-name="CharStyle12"><text:tab/>[[The Eternal declares:</text:span></text:p>
          </text:list-item>
        </text:list>
        <text:p text:style-name="P31"><text:span text:style-name="CharStyle12">“After crime upon crime of</text:span></text:p>
        <text:p text:style-name="P41"><text:span text:style-name="CharStyle12">Judah</text:span></text:p>
        <text:p text:style-name="P31"><text:span text:style-name="CharStyle12">I will not relent; for they have rejected the Eter­nal’s ruling,</text:span></text:p>
        <text:p text:style-name="P29"><text:span text:style-name="CharStyle12">his directions they have dis­obeyed,</text:span></text:p>
        <text:p text:style-name="P31"><text:span text:style-name="CharStyle12">led astray by their false gods, by idols that their ancestors had followed;</text:span></text:p>
        <text:list xml:id="list185531193834463" text:continue-numbering="true" text:style-name="L3">
          <text:list-item>
            <text:p text:style-name="P105"><text:span text:style-name="CharStyle12"><text:tab/>so I fling fires of war on Judah, to burn up the palaces of Jeru­salem.”]}</text:span></text:p>
          </text:list-item>
          <text:list-item>
            <text:p text:style-name="P111"><text:span text:style-name="CharStyle12"><text:tab/>The Eternal declares:</text:span></text:p>
          </text:list-item>
        </text:list>
        <text:p text:style-name="P31"><text:span text:style-name="CharStyle12">“After crime upon crime of</text:span></text:p>
        <text:p text:style-name="P41"><text:span text:style-name="CharStyle12">Israel</text:span></text:p>
        <text:p text:style-name="P31"><text:span text:style-name="CharStyle12">I will not relent, for they sell honest folk for money,</text:span></text:p>
        <text:p text:style-name="P31"><text:span text:style-name="CharStyle12">the needy for a pair of shoes,</text:span></text:p>
        <text:list xml:id="list185531214570273" text:continue-numbering="true" text:style-name="L3">
          <text:list-item>
            <text:p text:style-name="P112"><text:span text:style-name="CharStyle12"><text:tab/>they trample down the poor like</text:span></text:p>
          </text:list-item>
        </text:list>
        <text:p text:style-name="P41"><text:span text:style-name="CharStyle12">dust,</text:span></text:p>
        <text:p text:style-name="P31"><text:span text:style-name="CharStyle12">and humble souls they harry; son and father go in to the same girl</text:span></text:p>
        <text:p text:style-name="P29"><text:span text:style-name="CharStyle12">(a profanation of my sacred shrine!),</text:span></text:p>
        <text:list xml:id="list185532581039869" text:continue-numbering="true" text:style-name="L3">
          <text:list-item>
            <text:p text:style-name="P110"><text:span text:style-name="CharStyle12"><text:tab/>they loll on garments seized in</text:span></text:p>
          </text:list-item>
        </text:list>
        <text:p text:style-name="P41"><text:span text:style-name="CharStyle12">pledge,</text:span></text:p>
        <text:p text:style-name="P31"><text:span text:style-name="CharStyle12">by every altar,</text:span></text:p>
        <text:p text:style-name="P29"><text:span text:style-name="CharStyle12">they drink the money taken in fines</text:span></text:p>
        <text:p text:style-name="P31"><text:span text:style-name="CharStyle12">within the temple of their God. io Yet it was I who brought you up from Egypt’s land; for forty years I led you through the desert, to occupy the Amorite land, felling the Amorite before you— </text:span><text:span text:style-name="CharStyle13">9 </text:span><text:span text:style-name="CharStyle12">though he towered like a cedar, strong as an oak,</text:span></text:p>
        <text:p text:style-name="P8"><text:span text:style-name="CharStyle12">I felled him, fruit above and root below;</text:span></text:p>
        <text:p text:style-name="P35"><text:span text:style-name="CharStyle12">I raised up sons of yours as n prophets,</text:span></text:p>
        <text:p text:style-name="P8"><text:span text:style-name="CharStyle12">and young men to be Nazirites.</text:span></text:p>
        <text:p text:style-name="P8"><text:span text:style-name="CharStyle12">Is it not so, O Israel?— the Eternal asks you.</text:span></text:p>
        <text:p text:style-name="P35"><text:span text:style-name="CharStyle12">But you gave Nazirites wine to 12 drink,</text:span></text:p>
        <text:p text:style-name="P35"><text:span text:style-name="CharStyle12">and prophets you forbade to prophesy.</text:span></text:p>
        <text:p text:style-name="P35"><text:span text:style-name="CharStyle12">So now I make your steps col- 13 lapse,</text:span></text:p>
        <text:p text:style-name="P35"><text:span text:style-name="CharStyle12">as a cart collapses, laden with sheaves;</text:span></text:p>
        <text:p text:style-name="P8"><text:span text:style-name="CharStyle12">and flight shall fail the swift, 14 the sturdy shall not hold their own,</text:span></text:p>
        <text:p text:style-name="P35"><text:span text:style-name="CharStyle12">the warrior shall not escape alive,</text:span></text:p>
        <text:p text:style-name="P35"><text:span text:style-name="CharStyle12">the archer shall not stand his 15 ground,</text:span></text:p>
        <text:p text:style-name="P35"><text:span text:style-name="CharStyle12">quick-footed men shall not get clear,</text:span></text:p>
        <text:p text:style-name="P8"><text:span text:style-name="CharStyle12">horsemen shall not escape, and even the stalwarts in the 16 ranks</text:span></text:p>
        <text:p text:style-name="P35"><text:span text:style-name="CharStyle12">shall strip and run upon that day—</text:span></text:p>
        <text:p text:style-name="P17"><text:span text:style-name="CharStyle12">this by order of the Eternal.”</text:span></text:p>
        <text:p text:style-name="P77"><text:span text:style-name="CharStyle12">Listen to this charge of the Q Eternal against you, sons of « Israel, against the whole race that I brought up from the land of Egypt:</text:span></text:p>
        <text:p text:style-name="P35"><text:span text:style-name="CharStyle12">You alone, of all men, have I 2 cared for;</text:span></text:p>
        <text:p text:style-name="P38"><text:span text:style-name="CharStyle12">therefore I will punish you for all your misdeeds.</text:span></text:p>
        <text:p text:style-name="P8"><text:span text:style-name="CharStyle12">Do two men travel together, </text:span><text:span text:style-name="CharStyle13">3 </text:span><text:span text:style-name="CharStyle12">unless they have planned it? Does a lion in the jungle roar, 4 unless he has some prey?</text:span></text:p>
        <text:p text:style-name="P81"><text:span text:style-name="CharStyle12">Does a young lion growl in his lair, unless he has made a capture?</text:span></text:p>
        <text:list xml:id="list185452810494455" text:style-name="L1">
          <text:list-item>
            <text:p text:style-name="P102"><text:span text:style-name="CharStyle12"><text:tab/>Does a bird drop into the trap,</text:span></text:p>
          </text:list-item>
        </text:list>
        <text:p text:style-name="P20"><text:span text:style-name="CharStyle12">unless the trap is baited? Does the trap spring up, unless there is something to catch?</text:span></text:p>
        <text:list xml:id="list185532147546332" text:continue-numbering="true" text:style-name="L1">
          <text:list-item>
            <text:p text:style-name="P91"><text:span text:style-name="CharStyle12"><text:tab/>Do not townsfolk tremble, when</text:span></text:p>
          </text:list-item>
        </text:list>
        <text:p text:style-name="P20"><text:span text:style-name="CharStyle12">the alarum is blown?</text:span></text:p>
        <text:p text:style-name="P51"><text:span text:style-name="CharStyle12">Can trouble befall a town, unless the Eternal is at work?</text:span></text:p>
        <text:list xml:id="list185530730662131" text:continue-numbering="true" text:style-name="L1">
          <text:list-item>
            <text:p text:style-name="P91"><text:span text:style-name="CharStyle12"><text:tab/>The Lord Eternal never does</text:span></text:p>
          </text:list-item>
        </text:list>
        <text:p text:style-name="P20"><text:span text:style-name="CharStyle12">anything</text:span></text:p>
        <text:p text:style-name="P51"><text:span text:style-name="CharStyle12">without telling his servants the prophets.</text:span></text:p>
        <text:list xml:id="list185532523196926" text:continue-numbering="true" text:style-name="L1">
          <text:list-item>
            <text:p text:style-name="P91"><text:span text:style-name="CharStyle12"><text:tab/>When the lion roars, who does</text:span></text:p>
          </text:list-item>
        </text:list>
        <text:p text:style-name="P20"><text:span text:style-name="CharStyle12">not shudder?</text:span></text:p>
        <text:p text:style-name="P54"><text:span text:style-name="CharStyle12">When the Lord Eternal speaks, who can but prophesy?</text:span></text:p>
        <text:list xml:id="list185530864557797" text:continue-numbering="true" text:style-name="L1">
          <text:list-item>
            <text:p text:style-name="P92"><text:span text:style-name="CharStyle12"><text:tab/>Proclaim this in the palaces of</text:span></text:p>
          </text:list-item>
        </text:list>
        <text:p text:style-name="P20"><text:span text:style-name="CharStyle12">Assyria</text:span></text:p>
        <text:p text:style-name="P51"><text:span text:style-name="CharStyle12">and in the palaces of Egypt’s land:</text:span></text:p>
        <text:p text:style-name="P23"><text:span text:style-name="CharStyle12">“Muster on Samaria’s hills, look at the rife disorders there, at all the oppression in their midst;</text:span></text:p>
        <text:p text:style-name="P40"><text:span text:style-name="CharStyle12">io<text:tab/>they know not how to deal justly,_</text:span></text:p>
        <text:p text:style-name="P62"><text:span text:style-name="CharStyle12">they plenish their palaces by violence and robbery.” n Therefore, the Lord Eternal declares,</text:span></text:p>
        <text:p text:style-name="P23"><text:span text:style-name="CharStyle12">the Foe shall overrun the land, laying your forts level, plundering your palaces.</text:span></text:p>
        <text:list xml:id="list1864090302278779022" text:style-name="L4">
          <text:list-item>
            <text:p text:style-name="P93"><text:span text:style-name="CharStyle12"><text:tab/>The Eternal declares:</text:span></text:p>
          </text:list-item>
        </text:list>
        <text:p text:style-name="P51"><text:span text:style-name="CharStyle12">As a shepherd snatches from a lion’s mouth</text:span></text:p>
        <text:p text:style-name="P51"><text:span text:style-name="CharStyle12">no more than two bones or a rag of an ear,</text:span></text:p>
        <text:p text:style-name="P51"><text:span text:style-name="CharStyle12">so scarcely shall the Israelites be rescued,</text:span></text:p>
        <text:p text:style-name="P62"><text:span text:style-name="CharStyle12">who loll on corners of diwans within Samaria, on silken cushions of a couch.</text:span></text:p>
        <text:list xml:id="list185532517992225" text:continue-numbering="true" text:style-name="L4">
          <text:list-item>
            <text:p text:style-name="P94"><text:span text:style-name="CharStyle12"><text:tab/>I strike down winter-house and</text:span></text:p>
          </text:list-item>
        </text:list>
        <text:p text:style-name="P20"><text:span text:style-name="CharStyle12">summer-house together, and ivoried houses perish— ay, many a house is swept away:</text:span></text:p>
        <text:p text:style-name="P62"><text:span text:style-name="CharStyle12">by order of the Eternal.</text:span></text:p>
        <text:p text:style-name="P10"><text:span text:style-name="CharStyle12">13 Listen, testify against the</text:span></text:p>
        <text:p text:style-name="P8"><text:span text:style-name="CharStyle12">house of Jacob, says the Lord Eternal, the God of hosts, that 14 when I punish Israel for his iniquities,</text:span></text:p>
        <text:list xml:id="list5683469229570257662" text:style-name="L5">
          <text:list-item>
            <text:p text:style-name="P118"><text:span text:style-name="CharStyle12"><text:tab/>will punish the Bethel altars on that day,</text:span></text:p>
          </text:list-item>
        </text:list>
        <text:p text:style-name="P42"><text:span text:style-name="CharStyle12">till the knobs of the altar are cut away,</text:span></text:p>
        <text:p text:style-name="P18"><text:span text:style-name="CharStyle12">dropping to the ground.</text:span></text:p>
        <text:p text:style-name="P43"><text:span text:style-name="CharStyle12">Listen to this, you cows of </text:span><text:span text:style-name="CharStyle15">a </text:span><text:span text:style-name="CharStyle12">Bashan,<text:tab/>**</text:span></text:p>
        <text:p text:style-name="P8"><text:span text:style-name="CharStyle12">you women in high Samaria, you who defraud the poor and are hard on the needy, who tell your husbands, ‘Let us have wine to drink!’</text:span></text:p>
        <text:p text:style-name="P8"><text:span text:style-name="CharStyle12">As sure as I am God, the Lord a Eternal swears, your day is coming, when you will be dragged out with prongs,</text:span></text:p>
        <text:p text:style-name="P8"><text:span text:style-name="CharStyle12">the last of you with fish-hooks; out you go, through breaches in </text:span><text:span text:style-name="CharStyle13">3 </text:span><text:span text:style-name="CharStyle12">the walls,</text:span></text:p>
        <text:p text:style-name="P18"><text:span text:style-name="CharStyle12">each of you headlong, chased to mount Hermon— by order of the Eternal.</text:span></text:p>
        <text:p text:style-name="P42"><text:span text:style-name="CharStyle12">Go to Bethel, go on with your 4 sins!</text:span></text:p>
        <text:p text:style-name="P8"><text:span text:style-name="CharStyle12">pile sin on sin at Gilgal! ay, sacrifice in the morning, and every third day pay your tithes,</text:span></text:p>
        <text:p text:style-name="P42"><text:span text:style-name="CharStyle12">burn your dough as a thank- </text:span><text:span text:style-name="CharStyle13">5 </text:span><text:span text:style-name="CharStyle12">offering,</text:span></text:p>
        <text:p text:style-name="P8"><text:span text:style-name="CharStyle12">announce your freewill gifts—</text:span></text:p>
        <text:p text:style-name="P8"><text:span text:style-name="CharStyle12">oh, make them public,</text:span></text:p>
        <text:p text:style-name="P19"><text:span text:style-name="CharStyle12">for you love that, you Israelites!</text:span></text:p>
        <text:p text:style-name="P15"><text:span text:style-name="CharStyle12">The Lord Eternal declares:</text:span></text:p>
        <text:p text:style-name="P42"><text:span text:style-name="CharStyle12">“My way has been to starve your </text:span><text:span text:style-name="CharStyle13">6 </text:span><text:span text:style-name="CharStyle12">towns</text:span></text:p>
        <text:p text:style-name="P45"><text:span text:style-name="CharStyle12">and to spread famine over all the land;</text:span></text:p>
        <text:p text:style-name="P18"><text:span text:style-name="CharStyle12">yet, says the Eternal, yet you would not come back to me.</text:span></text:p>
        <text:p text:style-name="P11"><text:span text:style-name="CharStyle12">I kept the rain from you,<text:tab/></text:span><text:span text:style-name="CharStyle13">7</text:span></text:p>
        <text:p text:style-name="P10"><text:span text:style-name="CharStyle12">three months before harvest;</text:span></text:p>
        <text:p text:style-name="P23"><text:span text:style-name="CharStyle12">I would send rain on one town and hold it from another, one patch would get rain, and the rainless patch dried up,</text:span></text:p>
        <text:list xml:id="list6189080614006944638" text:style-name="L6">
          <text:list-item>
            <text:p text:style-name="P95"><text:span text:style-name="CharStyle12"><text:tab/>till two or three towns would</text:span></text:p>
          </text:list-item>
        </text:list>
        <text:p text:style-name="P22"><text:span text:style-name="CharStyle12">crawl to another in quest of water, all in vain; and yet, says the Eternal, yet you would not come back to me.</text:span></text:p>
        <text:list xml:id="list185531641830247" text:continue-numbering="true" text:style-name="L6">
          <text:list-item>
            <text:p text:style-name="P96"><text:span text:style-name="CharStyle12"><text:tab/>I smote you with blight and</text:span></text:p>
          </text:list-item>
        </text:list>
        <text:p text:style-name="P20"><text:span text:style-name="CharStyle12">mildew,</text:span></text:p>
        <text:p text:style-name="P51"><text:span text:style-name="CharStyle12">I wasted your gardens and vine­yards,</text:span></text:p>
        <text:p text:style-name="P26"><text:span text:style-name="CharStyle12">the locust spoiled your fig-trees and your vines; yet, says the </text:span><text:soft-page-break/><text:span text:style-name="CharStyle12">Eternal, yet you would not come back to me.</text:span></text:p>
        <text:list xml:id="list185531115120319" text:continue-numbering="true" text:style-name="L6">
          <text:list-item>
            <text:p text:style-name="P119"><text:span text:style-name="CharStyle12"><text:tab/>I sent you an Egyptian plague,</text:span></text:p>
          </text:list-item>
        </text:list>
        <text:p text:style-name="P23"><text:span text:style-name="CharStyle12">I cut your soldiers down</text:span></text:p>
        <text:p text:style-name="P28"><text:span text:style-name="CharStyle12">with the flower of your steeds, till the stench of your camp rose to your nostrils; and yet, says the Eternal, yet you would not come back to me.</text:span></text:p>
        <text:list xml:id="list185532196252882" text:continue-numbering="true" text:style-name="L6">
          <text:list-item>
            <text:p text:style-name="P124"><text:span text:style-name="CharStyle12"><text:tab/>I sent you a shattering earth­</text:span></text:p>
          </text:list-item>
        </text:list>
        <text:p text:style-name="P21"><text:span text:style-name="CharStyle12">quake,</text:span></text:p>
        <text:p text:style-name="P24"><text:span text:style-name="CharStyle12">like God’s own shattering of Sodom and Gomorrah, till you could only escape like charred sticks snatched from the fire;</text:span></text:p>
        <text:p text:style-name="P25"><text:span text:style-name="CharStyle12">and yet, says the Eternal, yet you would not come back to me.</text:span></text:p>
        <text:list xml:id="list185532179593008" text:continue-numbering="true" text:style-name="L6">
          <text:list-item>
            <text:p text:style-name="P125"><text:span text:style-name="CharStyle12"><text:tab/>So now I will deal with you, </text:span><text:span text:style-name="CharStyle13">0</text:span><text:span text:style-name="CharStyle12"> Israel, thus . . . Since thus I deal with you, O Israel,</text:span></text:p>
          </text:list-item>
          <text:list-item>
            <text:p text:style-name="P120"><text:span text:style-name="CharStyle12"><text:tab/>prepare to meet your God; for it is he who forms the mountains and creates the wind and reveals His inner mind to man, he who makes the dawn and darkness, who marches over the heights of earth—his name is the Eternal,</text:span></text:p>
          </text:list-item>
        </text:list>
        <text:p text:style-name="Body_20_text_20__28_3_29__20__2b__20_DropCap4">5<text:span text:style-name="CharStyle9"><text:tab/>God of hosts; he it is who made the Pleiades and Orion, who turns black darkness into dawn and darkens day again</text:span></text:p>
        <text:p text:style-name="P18"><text:span text:style-name="CharStyle12">into the night, who summons floods and pours them on the earth; his name is the Eternal— he flashes ruin on the mighty, 9 till their forts fall to the ground.</text:span></text:p>
        <text:p text:style-name="P59"><text:span text:style-name="CharStyle12">Listen to this word of mine 1 against you, house of Israel, listen to this dirge:</text:span></text:p>
        <text:p text:style-name="P8"><text:span text:style-name="CharStyle12">‘Fallen, fallen, never to rise, 2 is maiden Israel; low on her own land she lies, with none to raise her.’</text:span></text:p>
        <text:p text:style-name="P61"><text:span text:style-name="CharStyle12">For the Lord Eternal has de- 3 dared that the town which marched out a thousand strong will have only a hundred men left, and the town which marched out a hundred strong will have only ten men left.”</text:span></text:p>
        <text:p text:style-name="P59"><text:span text:style-name="CharStyle12">Here is the Eternal’s message 4 for the house of Israel:</text:span></text:p>
        <text:p text:style-name="P9"><text:span text:style-name="CharStyle12">Seek me and you shall live, seek not Bethel,<text:tab/></text:span><text:span text:style-name="CharStyle13">5</text:span></text:p>
        <text:p text:style-name="P8"><text:span text:style-name="CharStyle12">go not to Gilgal, cross not to Beersheba (for Gilgal shall have a galling exile,</text:span></text:p>
        <text:p text:style-name="P9"><text:span text:style-name="CharStyle12">and Bethel sink to be bethral); seek the Eternal and live,<text:tab/>6</text:span></text:p>
        <text:p text:style-name="P42"><text:span text:style-name="CharStyle12">lest he set Joseph’s house ablaze with fire</text:span></text:p>
        <text:p text:style-name="P18"><text:span text:style-name="CharStyle12">that none can quench in Israel.</text:span></text:p>
        <text:p text:style-name="P42"><text:span text:style-name="CharStyle12">You who make justice a bitter 7 thing,</text:span></text:p>
        <text:p text:style-name="P8"><text:span text:style-name="CharStyle12">trampling on the law, hating a man who exposes 10 you,</text:span></text:p>
        <text:p text:style-name="P42"><text:span text:style-name="CharStyle12">loathing him who is honest with you!—</text:span></text:p>
        <text:p text:style-name="P8"><text:span text:style-name="CharStyle12">for this, for crushing the weak, 11 and forcing them to give you grain,</text:span></text:p>
        <text:p text:style-name="P8"><text:span text:style-name="CharStyle12">houses of ashlar you may build, but you shall never dwell in them;</text:span></text:p>
        <text:p text:style-name="P8"><text:span text:style-name="CharStyle12">vineyards you may plant, but you shall drink no wine from them.</text:span></text:p>
      </text:section>
      <text:section text:style-name="Sect3" text:name="Section4">
        <text:list xml:id="list8364300542661567496" text:style-name="L7">
          <text:list-item>
            <text:p text:style-name="P103"><text:span text:style-name="CharStyle12"><text:tab/>I know your countless crimes, your manifold misdeeds— browbeating honest men, ac­cepting bribes,</text:span></text:p>
          </text:list-item>
        </text:list>
        <text:p text:style-name="P51"><text:span text:style-name="CharStyle12">defrauding the poor of jus­tice.</text:span></text:p>
        <text:list xml:id="list185531422644334" text:continue-numbering="true" text:style-name="L7">
          <text:list-item>
            <text:p text:style-name="P97"><text:span text:style-name="CharStyle12"><text:tab/>(It is a time w’hen the prudent</text:span></text:p>
          </text:list-item>
        </text:list>
        <text:p text:style-name="P83"><text:span text:style-name="CharStyle12">make no protest, so evil is the time!)</text:span></text:p>
        <text:list xml:id="list2052717114773643049" text:style-name="L8">
          <text:list-item>
            <text:p text:style-name="P128"><text:span text:style-name="CharStyle12"><text:tab/>But the Eternal speaks, the God of hosts declares:</text:span></text:p>
          </text:list-item>
        </text:list>
        <text:p text:style-name="P51"><text:span text:style-name="CharStyle12">“A wail shall ring through all your squares,</text:span></text:p>
        <text:p text:style-name="P62"><text:span text:style-name="CharStyle12">a cry of woe in all your streets, the very peasants shall be moved</text:span></text:p>
        <text:p text:style-name="P51"><text:span text:style-name="CharStyle12">to wail with those w</text:span><text:span text:style-name="CharStyle12"><text:span text:style-name="T1">r</text:span></text:span><text:span text:style-name="CharStyle12">ell skilled in dirges,</text:span></text:p>
        <text:list xml:id="list185532577006167" text:continue-numbering="true" text:style-name="L8">
          <text:list-item>
            <text:p text:style-name="P98"><text:span text:style-name="CharStyle12"><text:tab/>and in all vineyards there shall</text:span></text:p>
          </text:list-item>
        </text:list>
        <text:p text:style-name="P20"><text:span text:style-name="CharStyle12">be lamenting,</text:span></text:p>
        <text:p text:style-name="P51"><text:span text:style-name="CharStyle12">when I sweep through your midst,</text:span></text:p>
        <text:p text:style-name="P54"><text:span text:style-name="CharStyle12">the Eternal declares.”</text:span></text:p>
        <text:list xml:id="list185532766999567" text:continue-numbering="true" text:style-name="L8">
          <text:list-item>
            <text:p text:style-name="P98"><text:span text:style-name="CharStyle12"><text:tab/>You long for the day of the</text:span></text:p>
          </text:list-item>
        </text:list>
        <text:p text:style-name="P20"><text:span text:style-name="CharStyle12">Eternal?</text:span></text:p>
        <text:p text:style-name="P51"><text:span text:style-name="CharStyle12">Ah, what will that avail you,</text:span></text:p>
        <text:p text:style-name="Body_20_text_20__28_3_29__20__2b__20_DropCap1">6<text:span text:style-name="CharStyle9"><text:tab/>so eager to avert the evil day, so keen upon injustice?</text:span></text:p>
        <text:p text:style-name="Body_20_text_20__28_3_29__20__2b__20_DropCap7">5<text:span text:style-name="CharStyle9"> A man runs from a lion, and a bear springs at him; he hides indoors, and, resting his hand on the wall, a serpent bites him— zo is not that the day of the Eter­nal,</text:span></text:p>
        <text:p text:style-name="P63"><text:span text:style-name="CharStyle12">danger, not safety, pitch dark, and not a ray of light?</text:span></text:p>
        <text:list xml:id="list917858503750535084" text:style-name="L9">
          <text:list-item>
            <text:p text:style-name="P101"><text:span text:style-name="CharStyle12"><text:tab/>Your sacred festivals? I hate them, scorn them; your sacrifices? I will not smell their smoke;</text:span></text:p>
          </text:list-item>
          <text:list-item>
            <text:p text:style-name="P129"><text:span text:style-name="CharStyle12"><text:tab/>you offer me your gifts? I will not take them;</text:span></text:p>
          </text:list-item>
        </text:list>
        <text:p text:style-name="P52"><text:span text:style-name="CharStyle12">you offer fatted cattle? I will not look at them.</text:span></text:p>
        <text:list xml:id="list185531672766992" text:continue-numbering="true" text:style-name="L9">
          <text:list-item>
            <text:p text:style-name="P130"><text:span text:style-name="CharStyle12"><text:tab/>No more of your hymns for me!</text:span></text:p>
          </text:list-item>
        </text:list>
        <text:p text:style-name="P52"><text:span text:style-name="CharStyle12">I will not listen to your lutes.</text:span></text:p>
        <text:p text:style-name="P42"><text:span text:style-name="CharStyle12">No, let justice well up like fresh 24 water,</text:span></text:p>
        <text:p text:style-name="P8"><text:span text:style-name="CharStyle12">let honesty roll in full tide.</text:span></text:p>
        <text:p text:style-name="P42"><text:span text:style-name="CharStyle12">Was it sacrifice and offering you 35 brought me,</text:span></text:p>
        <text:p text:style-name="P42"><text:span text:style-name="CharStyle12">all the forty years within the desert, Israel?</text:span></text:p>
        <text:p text:style-name="P42"><text:span text:style-name="CharStyle12">So now you must shoulder your 26 king Sakkut,</text:span></text:p>
        <text:p text:style-name="P18"><text:span text:style-name="CharStyle12">and Kaiwan your star-god, idols you have manufactured; for into exile I send you, far 27 beyond Damascus, the Eternal, the God of hosts, declares.</text:span></text:p>
        <text:p text:style-name="P10"><text:span text:style-name="CharStyle12">[[Seek to be honest, not evil, 14 and so live;</text:span></text:p>
        <text:p text:style-name="P8"><text:span text:style-name="CharStyle12">that the Eternal may be with</text:span></text:p>
        <text:h text:style-name="P88" text:outline-level="3"><text:bookmark-start text:name="bookmark1"/><text:span text:style-name="CharStyle20">you,</text:span><text:bookmark-end text:name="bookmark1"/></text:h>
        <text:p text:style-name="P15"><text:span text:style-name="CharStyle12">as you think he is.</text:span></text:p>
        <text:p text:style-name="P8"><text:span text:style-name="CharStyle12">Hate evil and love honesty, 15 set justice up again; it may be that the Eternal, the God of hosts,</text:span></text:p>
        <text:p text:style-name="P47"><text:span text:style-name="CharStyle12">may pity those left of the house of Joseph.]]</text:span></text:p>
        <text:p text:style-name="P71"><text:span text:style-name="CharStyle12">Woe to the careless citizens, r' so confident in high Samaria, U leaders of this most ancient race, who are like gods in Israel!—</text:span></text:p>
        <text:p text:style-name="P44"><text:span text:style-name="CharStyle12">[[Pass over to Kalneh, look at 2 it,</text:span></text:p>
        <text:p text:style-name="P13"><text:span text:style-name="CharStyle12">then on to great Hamath, then down to Gath of the Philis­tines.</text:span></text:p>
        <text:p text:style-name="P44"><text:span text:style-name="CharStyle12">Are you any better than these realms,</text:span></text:p>
        <text:p text:style-name="P13"><text:span text:style-name="CharStyle12">is your land larger than theirs?]] lolling on their ivory diwans, 4 sprawling on their couches, dining off fresh lamb and fatted veal,</text:span></text:p>
        <text:p text:style-name="P44"><text:span text:style-name="CharStyle12">crooning to the music of the 5 lute,</text:span></text:p>
        <text:p text:style-name="P44"><text:span text:style-name="CharStyle12">composing airs like David him­self,</text:span></text:p>
        <text:p text:style-name="P13"><text:span text:style-name="CharStyle12">lapping wine by the bowlful, 6 and using for ointment the best of the oil—</text:span></text:p>
        <text:p text:style-name="P132"><text:span text:style-name="CharStyle12">with never a single thought for the bleeding wounds of the nation.</text:span></text:p>
        <text:list xml:id="list3445672236924586134" text:style-name="L10">
          <text:list-item>
            <text:p text:style-name="P121"><text:span text:style-name="CharStyle12"><text:tab/>So now they must head the</text:span></text:p>
          </text:list-item>
        </text:list>
        <text:p text:style-name="P41"><text:span text:style-name="CharStyle12">exiles;</text:span></text:p>
        <text:p text:style-name="P51"><text:span text:style-name="CharStyle12">that dissolute crew shall dis­appear—</text:span></text:p>
        <text:p text:style-name="P51"><text:span text:style-name="CharStyle12">by order of the Eternal, the God of hosts.</text:span></text:p>
        <text:list xml:id="list185532300837969" text:continue-numbering="true" text:style-name="L10">
          <text:list-item>
            <text:p text:style-name="P121"><text:span text:style-name="CharStyle12"><text:tab/>The Lord Eternal has sworn by</text:span></text:p>
          </text:list-item>
        </text:list>
        <text:p text:style-name="P41"><text:span text:style-name="CharStyle12">his own life,</text:span></text:p>
        <text:p text:style-name="P23"><text:span text:style-name="CharStyle12">“I loathe the pride of Jacob, his palaces I hate;</text:span></text:p>
        <text:p text:style-name="P51"><text:span text:style-name="CharStyle12">I will abandon the city and all it holds,</text:span></text:p>
        <text:p text:style-name="P39"><text:span text:style-name="CharStyle12">ti the mansion to be pulled to pieces,</text:span></text:p>
        <text:p text:style-name="P51"><text:span text:style-name="CharStyle12">the small house to be shattered.</text:span></text:p>
        <text:list xml:id="list185532634606546" text:continue-numbering="true" text:style-name="L10">
          <text:list-item>
            <text:p text:style-name="P121"><text:span text:style-name="CharStyle12"><text:tab/>[[And it shall be that if ten men are left within a house, they</text:span></text:p>
          </text:list-item>
        </text:list>
        <text:p text:style-name="P58"><text:span text:style-name="CharStyle12">io<text:tab/>shall die. If some survivor who brings out their bodies from the house for burial calls to a woman in the corner, ‘Are there any left alive?’ she will answer, ‘No! They all did sinfully.’ She will cry, ‘Call upon the Eternal!’]]</text:span></text:p>
        <text:p text:style-name="P8"><text:span text:style-name="CharStyle12">is Shall horses race over crags, or oxen plough the sea, that you make a poison of justice,</text:span></text:p>
        <text:p text:style-name="P51"><text:span text:style-name="CharStyle12">a bitter, deadly thing?</text:span></text:p>
        <text:list xml:id="list41698291474552041" text:style-name="L11">
          <text:list-item>
            <text:p text:style-name="P122"><text:span text:style-name="CharStyle12"><text:tab/>You are so proud of Lo-</text:span></text:p>
          </text:list-item>
        </text:list>
        <text:p text:style-name="P41"><text:span text:style-name="CharStyle12">Debar,</text:span></text:p>
        <text:p text:style-name="P51"><text:span text:style-name="CharStyle12">you think you captured Kar- naim by your own strength.</text:span></text:p>
        <text:list xml:id="list185531702613518" text:continue-numbering="true" text:style-name="L11">
          <text:list-item>
            <text:p text:style-name="P123"><text:span text:style-name="CharStyle12"><text:tab/>But I am rousing against you a</text:span></text:p>
          </text:list-item>
        </text:list>
        <text:p text:style-name="P41"><text:span text:style-name="CharStyle12">nation,</text:span></text:p>
        <text:p text:style-name="P24"><text:span text:style-name="CharStyle12">O house of Israel, says the Eternal, the God of hosts,</text:span></text:p>
        <text:p text:style-name="P27"><text:span text:style-name="CharStyle12">and they shall harry you from the pass of Hamath to the wady of the Arabah.”</text:span></text:p>
        <text:p text:style-name="Body_20_text_20__28_3_29__20__2b__20_DropCap5">7<text:span text:style-name="CharStyle9"> Then the Lord Eternal showed me this,</text:span></text:p>
        <text:p text:style-name="P51"><text:span text:style-name="CharStyle12">showed me himself forming a brood of locusts,</text:span></text:p>
        <text:p text:style-name="P49"><text:span text:style-name="CharStyle12">just as the spring-crops were coming up,</text:span></text:p>
        <text:p text:style-name="P49"><text:span text:style-name="CharStyle12">when the royal crop had been mowed.</text:span></text:p>
        <text:p text:style-name="P35"><text:span text:style-name="CharStyle12">As they devoured all the green 2 growth, I cried,</text:span></text:p>
        <text:p text:style-name="P8"><text:span text:style-name="CharStyle12">“Have mercy, Lord, have mercy! How can Jacob recover?—he has so little.”</text:span></text:p>
        <text:p text:style-name="P18"><text:span text:style-name="CharStyle12">Then the Eternal did relent, 3 the Eternal said, “This shall not be.”</text:span></text:p>
        <text:p text:style-name="P35"><text:span text:style-name="CharStyle12">The Lord Eternal showed me 4 this,</text:span></text:p>
        <text:p text:style-name="P49"><text:span text:style-name="CharStyle12">showed me himself calling down fire</text:span></text:p>
        <text:p text:style-name="P76"><text:span text:style-name="CharStyle12">to burn up the great deep, to burn up the tilled land.</text:span></text:p>
        <text:p text:style-name="P8"><text:span text:style-name="CharStyle12">“Cease, Lord, oh cease,” I cried, </text:span><text:span text:style-name="CharStyle13">5 </text:span><text:span text:style-name="CharStyle12">“How can Jacob recover?—he has so little.”</text:span></text:p>
        <text:p text:style-name="P18"><text:span text:style-name="CharStyle12">Then the Eternal did relent, </text:span><text:span text:style-name="CharStyle13">6 </text:span><text:span text:style-name="CharStyle12">the Eternal said, “This shall not be.”</text:span></text:p>
        <text:p text:style-name="P35"><text:span text:style-name="CharStyle12">The Lord Eternal showed me </text:span><text:span text:style-name="CharStyle13">7 </text:span><text:span text:style-name="CharStyle12">this,</text:span></text:p>
        <text:p text:style-name="P8"><text:span text:style-name="CharStyle12">showed me himself standing beside a wall, a plumb-line in his hand.</text:span></text:p>
        <text:p text:style-name="P12"><text:span text:style-name="CharStyle12">The Eternal said to me,<text:tab/></text:span><text:span text:style-name="CharStyle13">8</text:span></text:p>
        <text:p text:style-name="P10"><text:span text:style-name="CharStyle12">“Amos, what do you see?”</text:span></text:p>
        <text:p text:style-name="P10"><text:span text:style-name="CharStyle12">“A plumb-line,” I replied.</text:span></text:p>
        <text:p text:style-name="P49"><text:span text:style-name="CharStyle12">The Eternal said, “With a plumb-line I test my peo- ple;</text:span></text:p>
        <text:p text:style-name="P8"><text:span text:style-name="CharStyle12">never again will I pardon them, but Isaac’s heights shall be laid </text:span><text:span text:style-name="CharStyle13">9 </text:span><text:span text:style-name="CharStyle12">waste,</text:span></text:p>
        <text:p text:style-name="P49"><text:span text:style-name="CharStyle12">the shrines of Israel shall be ruined,</text:span></text:p>
        <text:p text:style-name="P50"><text:span text:style-name="CharStyle12">and I will attack Jeroboam’s house with the sword.”</text:span></text:p>
        <text:p text:style-name="P60"><text:span text:style-name="CharStyle12">Then the priest at Bethel, 10 Amazlah, sent word to Jero­boam king of Israel: “Amos is conspiring against you in the very midst of Israel, and the country cannot bear what he is</text:span></text:p>
        <text:list xml:id="list2544076571143363041" text:style-name="L12">
          <text:list-item>
            <text:p text:style-name="P113"><text:span text:style-name="CharStyle12"><text:tab/>saying. This is what he says, that Jeroboam is to die by the sword, and Israel to go into exile, far from its own country.”</text:span></text:p>
          </text:list-item>
          <text:list-item>
            <text:p text:style-name="P114"><text:span text:style-name="CharStyle12"><text:tab/>Amazlah also told Amos, “You dreamer! Be off to Judah and earn your living there; play the</text:span></text:p>
          </text:list-item>
          <text:list-item>
            <text:p text:style-name="P114"><text:span text:style-name="CharStyle12"><text:tab/>prophet there, but never again at Bethel, for it is the royal shrine, the national temple.”</text:span></text:p>
          </text:list-item>
          <text:list-item>
            <text:p text:style-name="P115"><text:span text:style-name="CharStyle12"><text:tab/>But Amos answered Amazlah, “I am no prophet, no member of any prophets’ guild; I am only a shepherd, and I tend</text:span></text:p>
          </text:list-item>
          <text:list-item>
            <text:p text:style-name="P115"><text:span text:style-name="CharStyle12"><text:tab/>sycomores. But the Eternal took </text:span><text:soft-page-break/><text:span text:style-name="CharStyle12">me from the flock; the Eternal said to me, ‘Go and prophesy to my people Israel.’</text:span></text:p>
          </text:list-item>
          <text:list-item>
            <text:p text:style-name="P115"><text:span text:style-name="CharStyle12"><text:tab/>Now then, listen to what the Eternal says. You say that I am not to prophesy against Israel, to drop no word against</text:span></text:p>
          </text:list-item>
          <text:list-item>
            <text:p text:style-name="P117"><text:span text:style-name="CharStyle12"><text:tab/>the house of Isaac. The Eternal says, ‘Your wife shall be a harlot in the town, your sons and daughters shall fall by the sword, your farm shall be di­vided up, and you yourself shall die in a foreign land; for Israel is indeed to be led oS to exile, far from its own country.’ ”</text:span></text:p>
          </text:list-item>
        </text:list>
        <text:p text:style-name="Body_20_text_20__28_3_29__20__2b__20_DropCap2">8<text:span text:style-name="CharStyle9"> The Lord Eternal showed me this:</text:span></text:p>
        <text:p text:style-name="P29"><text:span text:style-name="CharStyle12">a basket of ripe fruit.</text:span></text:p>
        <text:list xml:id="list6083142378042519083" text:style-name="L13">
          <text:list-item>
            <text:p text:style-name="P116"><text:span text:style-name="CharStyle12"><text:tab/>Then said he,</text:span></text:p>
          </text:list-item>
        </text:list>
        <text:p text:style-name="P29"><text:span text:style-name="CharStyle12">“Amos, what do you see?”</text:span></text:p>
        <text:p text:style-name="P80"><text:span text:style-name="CharStyle12">“A basket of ripe fruit,” said I; and the Eternal said to me,</text:span></text:p>
        <text:p text:style-name="P29"><text:span text:style-name="CharStyle12">“So is the doom ripe for my people Israel;</text:span></text:p>
        <text:p text:style-name="P30"><text:span text:style-name="CharStyle12">never again will I pardon them.”</text:span></text:p>
        <text:p text:style-name="P8"><text:span text:style-name="CharStyle12">4 Listen to this, you men who crush the humble, and oppress the poor,</text:span></text:p>
        <text:p text:style-name="P8"><text:span text:style-name="CharStyle12">S muttering, “When will the new- moon be over, that we may sell our grain? When will the sabbath be done, that our corn may be on sale?” (small you make your measures, large your weights, you cheat by tampering with the scales)—</text:span></text:p>
        <text:p text:style-name="P8"><text:span text:style-name="CharStyle12">and all to buy up innocent folk, 6 to buy the needy for a pair of shoes,</text:span></text:p>
        <text:p text:style-name="P46"><text:span text:style-name="CharStyle12">to sell the very refuse of your grain.</text:span></text:p>
        <text:p text:style-name="P42"><text:span text:style-name="CharStyle12">The Eternal has sworn by the 7 pride of Jacob,</text:span></text:p>
        <text:p text:style-name="P42"><text:span text:style-name="CharStyle12">“Never will I forget what you have done.”</text:span></text:p>
        <text:p text:style-name="P8"><text:span text:style-name="CharStyle12">[[For all this shall not the land 8 have to shake, and every dweller mourn?</text:span></text:p>
        <text:p text:style-name="P42"><text:span text:style-name="CharStyle12">Shall it not all rise up like the Nile,</text:span></text:p>
        <text:p text:style-name="P47"><text:span text:style-name="CharStyle12">and sink like Egypt’s flood?]]</text:span></text:p>
        <text:p text:style-name="P42"><text:span text:style-name="CharStyle12">Upon that day, the Lord Eter- 9 nal declares,</text:span></text:p>
        <text:p text:style-name="P42"><text:span text:style-name="CharStyle12">I will make the sun go down at noon,</text:span></text:p>
        <text:p text:style-name="P69"><text:span text:style-name="CharStyle12">and darken the earth in broad daylight,</text:span></text:p>
        <text:p text:style-name="P42"><text:span text:style-name="CharStyle12">turn your festivals into mourn- 10</text:span></text:p>
        <text:h text:style-name="P87" text:outline-level="2"><text:bookmark-start text:name="bookmark2"/><text:span text:style-name="CharStyle24">ing,</text:span><text:bookmark-end text:name="bookmark2"/></text:h>
        <text:p text:style-name="P59"><text:span text:style-name="CharStyle12">and your ditties into dirges; the temple hymns shall change 3 to howls,</text:span></text:p>
        <text:p text:style-name="P70"><text:span text:style-name="CharStyle12">as corpse on corpse is flung out with a “Hush!”</text:span></text:p>
        <text:p text:style-name="P44"><text:span text:style-name="CharStyle12">Upon that day, the Lord Eternal declares,</text:span></text:p>
        <text:p text:style-name="P44"><text:span text:style-name="CharStyle12">I will make every loin wear sack- 10 cloth,</text:span></text:p>
        <text:p text:style-name="P68"><text:span text:style-name="CharStyle12">and every head be shaved in mourning,</text:span></text:p>
        <text:p text:style-name="P44"><text:span text:style-name="CharStyle12">I will make you lament as for an only son—</text:span></text:p>
        <text:p text:style-name="P67"><text:span text:style-name="CharStyle12">a day of utter bitterness.</text:span></text:p>
        <text:p text:style-name="P42"><text:span text:style-name="CharStyle12">The time is coming, says the 11 Lord Eternal,</text:span></text:p>
        <text:p text:style-name="P42"><text:span text:style-name="CharStyle12">when I will send a famine on the land,</text:span></text:p>
        <text:p text:style-name="P42"><text:span text:style-name="CharStyle12">no famine of bread, no drought of water,</text:span></text:p>
        <text:p text:style-name="P51"><text:span text:style-name="CharStyle12">but of hearing the word of the Eternal,</text:span></text:p>
        <text:list xml:id="list349993354621380201" text:style-name="L14">
          <text:list-item>
            <text:p text:style-name="P99"><text:span text:style-name="CharStyle12"><text:tab/>till men go wandering from sea</text:span></text:p>
          </text:list-item>
        </text:list>
        <text:p text:style-name="P41"><text:span text:style-name="CharStyle12">to sea,</text:span></text:p>
        <text:p text:style-name="P23"><text:span text:style-name="CharStyle12">and run from north to east, in quest of the Eternal’s word— and all in vain.</text:span></text:p>
        <text:list xml:id="list185530665145805" text:continue-numbering="true" text:style-name="L14">
          <text:list-item>
            <text:p text:style-name="P126"><text:span text:style-name="CharStyle12"><text:tab/>On that day they shall faint, faint, fall, and never rise again, the maidens fair and stalwart</text:span></text:p>
          </text:list-item>
        </text:list>
        <text:p text:style-name="P41"><text:span text:style-name="CharStyle12">youths,</text:span></text:p>
        <text:list xml:id="list185531642941077" text:continue-numbering="true" text:style-name="L14">
          <text:list-item>
            <text:p text:style-name="P127"><text:span text:style-name="CharStyle12"><text:tab/>who swear by the god at Bethel, who say, “As your god lives,</text:span></text:p>
          </text:list-item>
        </text:list>
        <text:p text:style-name="P41"><text:span text:style-name="CharStyle13">0</text:span><text:span text:style-name="CharStyle12"> Dan!”</text:span></text:p>
        <text:p text:style-name="P53"><text:span text:style-name="CharStyle12">or, “As your Patron lives, Beer- sheba!”</text:span></text:p>
        <text:p text:style-name="Body_20_text_20__28_2_29__20__2b__20_DropCap3">9<text:span text:style-name="CharStyle13">1</text:span><text:span text:style-name="CharStyle12"> saw the Lord standing be­side the altar;</text:span></text:p>
        <text:p text:style-name="P51"><text:span text:style-name="CharStyle12">“Strike the pillars on the top,” said he,</text:span></text:p>
        <text:p text:style-name="P23"><text:span text:style-name="CharStyle12">“that the ceiling may be shaken, break them on the heads of all the worshippers; those who are left I will slay with the sword,</text:span></text:p>
        <text:p text:style-name="P51"><text:span text:style-name="CharStyle12">not one shall escape as he flees,</text:span></text:p>
        <text:p text:style-name="P51"><text:span text:style-name="CharStyle12">not one survivor shall get clear away.</text:span></text:p>
        <text:p text:style-name="P39"><text:soft-page-break/><text:span text:style-name="CharStyle12">2 Though they were to break through to Death-land,</text:span></text:p>
        <text:p text:style-name="P79"><text:span text:style-name="CharStyle12">I would pull them out: though they were to climb up to heaven,</text:span></text:p>
        <text:p text:style-name="P74"><text:span text:style-name="CharStyle12">I would drag them down:</text:span></text:p>
        <text:list xml:id="list185451514893416" text:style-name="L13">
          <text:list-item>
            <text:p text:style-name="P131"><text:span text:style-name="CharStyle12"><text:tab/>though they were concealed on Kami el's summit,</text:span></text:p>
          </text:list-item>
        </text:list>
        <text:p text:style-name="P79"><text:span text:style-name="CharStyle12">I would find and fetch them: though they were to hide from me under the sea,</text:span></text:p>
        <text:p text:style-name="P74"><text:span text:style-name="CharStyle12">I would bid the Dragon bite them:</text:span></text:p>
        <text:list xml:id="list185531158571083" text:continue-numbering="true" text:style-name="L13">
          <text:list-item>
            <text:p text:style-name="P131"><text:span text:style-name="CharStyle12"><text:tab/>though they went into exile in front of their foes,</text:span></text:p>
          </text:list-item>
        </text:list>
        <text:p text:style-name="P75"><text:span text:style-name="CharStyle12">I would command the sword to slay them.</text:span></text:p>
        <text:p text:style-name="P73"><text:span text:style-name="CharStyle12">My eye will be upon them for evil, not for good.</text:span></text:p>
        <text:p text:style-name="P14"><text:span text:style-name="CharStyle12">S<text:tab/>[[’Tis the Eternal, Lord of hosts,</text:span></text:p>
        <text:p text:style-name="P35"><text:span text:style-name="CharStyle12">at whose touch the earth trem­bles,</text:span></text:p>
        <text:p text:style-name="P82"><text:span text:style-name="CharStyle12">and every dweller wails, as it all rises like the Nile and sinks like Egypt’s flood;</text:span></text:p>
        <text:p text:style-name="P35"><text:span text:style-name="CharStyle12">’tis he who builds his chambers 6 high in heaven</text:span></text:p>
        <text:p text:style-name="P37"><text:span text:style-name="CharStyle27">and rests his Vault upon the earth,</text:span></text:p>
        <text:p text:style-name="P8"><text:span text:style-name="CharStyle12">who summons floods and pours them on the earth— the Eternal is his name.]]</text:span></text:p>
        <text:p text:style-name="P35"><text:span text:style-name="CharStyle12">What are you more than Ethio- </text:span><text:span text:style-name="CharStyle13">7 </text:span><text:span text:style-name="CharStyle12">pians, to me,</text:span></text:p>
        <text:p text:style-name="P34"><text:span text:style-name="CharStyle27">ye Israelites, tbe Eternal asks?</text:span></text:p>
        <text:p text:style-name="P35"><text:span text:style-name="CharStyle12">I brought up Israel from Egypt? yes,</text:span></text:p>
        <text:p text:style-name="P84"><text:span text:style-name="CharStyle12">and Philistines from Crete, from Kir the Aramaeans.</text:span></text:p>
        <text:p text:style-name="P35"><text:span text:style-name="CharStyle12">Mine eyes are on the sinful 8 realm,</text:span></text:p>
        <text:p text:style-name="P33"><text:span text:style-name="CharStyle12">to wipe it off the earth.</text:span></text:p>
        <text:p text:style-name="P8"><text:span text:style-name="CharStyle12">[[Only I will not wipe out all the house of Jacob, the Eternal promises.</text:span></text:p>
        <text:p text:style-name="P8"><text:span text:style-name="CharStyle12">For I will issue my command 9 to shake the house of Israel among all nations, like com within a sieve, but not one grain of it shall fall.</text:span></text:p>
        <text:p text:style-name="P35"><text:span text:style-name="CharStyle12">The sword shall slay the sinners 10 of my people,</text:span></text:p>
        <text:p text:style-name="P64"><text:span text:style-name="CharStyle12">all who say, ‘Trouble will never touch us, never catch us.’</text:span></text:p>
        <text:p text:style-name="P16"><text:span text:style-name="CharStyle12">On that day I will raise again u the fallen huts of David, repair their breaches, mend their rifts,</text:span></text:p>
        <text:p text:style-name="P65"><text:span text:style-name="CharStyle12">rebuild them as in days of old,</text:span></text:p>
        <text:p text:style-name="P36"><text:span text:style-name="CharStyle27">till the people hold what is left 12 of Edom</text:span></text:p>
        <text:p text:style-name="P66"><text:span text:style-name="CharStyle27">and of all nations I have con­quered:</text:span></text:p>
        <text:p text:style-name="P85"><text:span text:style-name="CharStyle12">the Eternal has said it, the Eternal will do it.</text:span></text:p>
      </text:section>
      <text:section text:style-name="Sect3" text:name="Section5">
        <text:list xml:id="list5422101745574099393" text:style-name="L15">
          <text:list-item>
            <text:p text:style-name="P104"><text:span text:style-name="CharStyle12"><text:tab/>The time is coming, the Eternal</text:span></text:p>
          </text:list-item>
        </text:list>
        <text:p text:style-name="P86"><text:span text:style-name="CharStyle12">One declares,</text:span></text:p>
        <text:p text:style-name="P72"><text:span text:style-name="CharStyle12">when the ploughman overtakes the reaper,</text:span></text:p>
        <text:p text:style-name="P23"><text:span text:style-name="CharStyle12">when he who treads the grapes will overtake the sower, when mountains drip with new wine,</text:span></text:p>
        <text:p text:style-name="P72"><text:span text:style-name="CharStyle12">and all the hills are allow with milk;</text:span></text:p>
        <text:list xml:id="list185532628661246" text:continue-numbering="true" text:style-name="L15">
          <text:list-item>
            <text:p text:style-name="P100"><text:span text:style-name="CharStyle12"><text:tab/>when I bring back the exiles of</text:span></text:p>
          </text:list-item>
        </text:list>
        <text:p text:style-name="P86"><text:span text:style-name="CharStyle12">my people Israel,</text:span></text:p>
        <text:p text:style-name="P42"><text:span text:style-name="CharStyle12">to build waste towns and dwell in them,</text:span></text:p>
        <text:p text:style-name="P42"><text:span text:style-name="CharStyle12">to plant vineyards and drink their wine,</text:span></text:p>
        <text:p text:style-name="P42"><text:span text:style-name="CharStyle12">to lay out gardens and to eat their fruit.</text:span></text:p>
        <text:p text:style-name="P42"><text:span text:style-name="CharStyle12">In their own land I will plant 15 them,</text:span></text:p>
        <text:p text:style-name="P8"><text:span text:style-name="CharStyle12">nevermore to be uprooted from the land I give to them— so the Eternal promises, your Go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416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3" style:display-name="Heading #3"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63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0937in"/>
        </style:tab-stops>
        <style:drop-cap style:lines="2" style:distance="0.0035in" style:style-name="DropCap3"/>
      </style:paragraph-properties>
    </style:style>
    <style:style style:name="Body_20_text_20__28_3_29__20__2b__20_DropCap2" style:display-name="Body text (3) + DropCap2" style:family="paragraph" style:parent-style-name="Body_20_text_20__28_3_29_" style:master-page-name="">
      <style:paragraph-properties fo:margin-left="0.1945in" fo:margin-right="0in" fo:margin-top="0in" fo:margin-bottom="0in" loext:contextual-spacing="false" fo:text-indent="0in" style:auto-text-indent="false" style:page-number="auto">
        <style:drop-cap style:lines="2" style:distance="0.0035in" style:style-name="DropCap6"/>
      </style:paragraph-properties>
    </style:style>
    <style:style style:name="Body_20_text_20__28_2_29__20__2b__20_DropCap3" style:display-name="Body text (2) + DropCap3"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drop-cap style:lines="2" style:distance="0.0366in" style:style-name="DropCap7"/>
      </style:paragraph-properties>
    </style:style>
    <style:style style:name="Body_20_text_20__28_3_29__20__2b__20_DropCap4" style:display-name="Body text (3) + DropCap4"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2201in"/>
        </style:tab-stops>
        <style:drop-cap style:lines="2" style:distance="0.0035in" style:style-name="DropCap2"/>
      </style:paragraph-properties>
    </style:style>
    <style:style style:name="Body_20_text_20__28_3_29__20__2b__20_DropCap5" style:display-name="Body text (3) + DropCap5" style:family="paragraph" style:parent-style-name="Body_20_text_20__28_3_29_" style:master-page-name="">
      <style:paragraph-properties fo:margin-left="0.1807in" fo:margin-right="0in" fo:margin-top="0in" fo:margin-bottom="0in" loext:contextual-spacing="false" fo:text-align="start" style:justify-single-word="false" fo:text-indent="0in" style:auto-text-indent="false" style:page-number="auto">
        <style:drop-cap style:lines="2" style:distance="0.0035in" style:style-name="DropCap5"/>
      </style:paragraph-properties>
    </style:style>
    <style:style style:name="Body_20_text_20__28_3_29__20__2b__20_DropCap6" style:display-name="Body text (3) + DropCap6" style:family="paragraph" style:parent-style-name="Body_20_text_20__28_3_29_" style:master-page-name="">
      <style:paragraph-properties fo:margin-left="0in" fo:margin-right="0in" fo:margin-top="0in" fo:margin-bottom="0in" loext:contextual-spacing="false" fo:text-indent="0.139in" style:auto-text-indent="false" style:page-number="auto">
        <style:tab-stops>
          <style:tab-stop style:position="0.3402in"/>
        </style:tab-stops>
        <style:drop-cap style:lines="2" style:distance="0.0035in" style:style-name="DropCap1"/>
      </style:paragraph-properties>
    </style:style>
    <style:style style:name="Body_20_text_20__28_3_29__20__2b__20_DropCap7" style:display-name="Body text (3) + DropCap7" style:family="paragraph" style:parent-style-name="Body_20_text_20__28_3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035in" style:style-name="DropCap4"/>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3%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4" style:family="text" style:parent-style-name="CharStyle12">
      <style:text-properties fo:color="#000000" style:text-position="0% 100%" fo:font-size="9pt" fo:letter-spacing="-0.0209in" fo:language="en" fo:country="US" fo:font-style="italic" fo:font-weight="normal" style:font-size-asian="9pt" style:language-asian="en" style:country-asian="US" style:font-style-asian="italic" style:font-weight-asian="normal" style:font-size-complex="9pt" style:language-complex="en" style:country-complex="US" style:font-style-complex="italic" style:font-weight-complex="normal" style:text-scale="100%"/>
    </style:style>
    <style:style style:name="CharStyle15" style:family="text" style:parent-style-name="CharStyle12">
      <style:text-properties fo:font-variant="small-caps" fo:color="#000000" style:text-position="0% 100%" fo:font-size="9pt" fo:letter-spacing="-0.0209in" fo:language="en" fo:country="US" fo:font-style="italic" fo:font-weight="normal" style:font-size-asian="9pt" style:language-asian="en" style:country-asian="US" style:font-style-asian="italic" style:font-weight-asian="normal" style:font-size-complex="9pt" style:language-complex="en" style:country-complex="US" style:font-style-complex="italic" style:font-weight-complex="normal" style:text-scale="100%"/>
    </style:style>
    <style:style style:name="DropCap2" style:family="text">
      <style:text-properties fo:color="#000000" style:text-line-through-style="none" style:text-line-through-type="none" style:text-position="42%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DropCap3" style:family="text">
      <style:text-properties fo:color="#000000" style:text-line-through-style="none" style:text-line-through-type="none" style:text-position="30%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DropCap4" style:family="text">
      <style:text-properties fo:color="#000000" style:text-line-through-style="none" style:text-line-through-type="none" style:text-position="28%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5" style:family="text">
      <style:text-properties fo:color="#000000" style:text-line-through-style="none" style:text-line-through-type="none" style:text-position="28%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DropCap6" style:family="text">
      <style:text-properties fo:color="#000000" style:text-line-through-style="none" style:text-line-through-type="none" style:text-position="38%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2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7" style:family="text">
      <style:text-properties fo:color="#000000" style:text-line-through-style="none" style:text-line-through-type="none" style:text-position="14%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2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866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6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2772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9063in" fo:margin-left="0in" fo:margin-right="0in" fo:margin-bottom="0in"/>
      </style:header-style>
      <style:footer-style>
        <style:header-footer-properties fo:min-height="3.5827in" fo:margin-left="0in" fo:margin-right="0in" fo:margin-top="3.5827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5in" fo:margin-left="0in" fo:margin-right="0in" fo:margin-bottom="0in"/>
      </style:header-style>
      <style:footer-style>
        <style:header-footer-properties fo:min-height="3.6256in" fo:margin-left="0in" fo:margin-right="0in" fo:margin-top="3.6256in"/>
      </style:footer-style>
    </style:page-layout>
  </office:automatic-styles>
  <office:master-styles>
    <style:master-page style:name="Standard" style:page-layout-name="Mpm1"/>
    <style:master-page style:name="PageStyle0" style:page-layout-name="Mpm2">
      <style:header>
        <text:p text:style-name="MP1"/>
      </style:header>
      <style:footer>
        <text:p text:style-name="MP2"><draw:frame draw:style-name="Mfr1" draw:name="Frame1" text:anchor-type="paragraph" svg:x="4.5154in" svg:y="7.4165in" draw:z-index="0"><draw:text-box fo:min-height="0.0835in" fo:min-width="0.1634in"><text:p text:style-name="MP3"><text:span text:style-name="CharStyle7">995</text:span></text:p></draw:text-box></draw:frame></text:p>
      </style:footer>
    </style:master-page>
    <style:master-page style:name="PageStyle1" style:page-layout-name="Mpm3">
      <style:header>
        <text:p text:style-name="MP1"><draw:frame draw:style-name="Mfr1" draw:name="1" text:anchor-type="paragraph" svg:x="2.3091in" svg:y="0.548in" draw:z-index="1"><draw:text-box fo:min-height="0.1165in" fo:min-width="2.2736in"><text:p text:style-name="MP4"><text:span text:style-name="CharStyle7">1000<text:tab/>AMOS </text:span><text:page-number text:select-page="current">3</text:page-number></text:p></draw:text-box></draw:frame></text:p>
      </style:header>
      <style:header-left>
        <text:p text:style-name="MP1"><draw:frame draw:style-name="Mfr1" draw:name="2" text:anchor-type="paragraph" svg:x="2.3091in" svg:y="0.548in" draw:z-index="0"><draw:text-box fo:min-height="0.1165in" fo:min-width="2.2736in"><text:p text:style-name="MP4"><text:span text:style-name="CharStyle7">1000<text:tab/>AMOS </text:span><text:page-number text:select-page="current">6</text:page-number></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3" text:anchor-type="paragraph" svg:x="4.089in" svg:y="0.561in" draw:z-index="3"><draw:text-box fo:min-height="0.1035in" fo:min-width="0.4965in"><text:p text:style-name="MP3"><text:span text:style-name="CharStyle7">AMOS </text:span><text:page-number text:select-page="current">5</text:page-number></text:p></draw:text-box></draw:frame></text:p>
      </style:header>
      <style:header-left>
        <text:p text:style-name="MP1"><draw:frame draw:style-name="Mfr1" draw:name="4" text:anchor-type="paragraph" svg:x="4.0866in" svg:y="0.5575in" draw:z-index="2"><draw:text-box fo:min-height="0.1071in" fo:min-width="2.2866in"><text:p text:style-name="MP5"><text:span text:style-name="CharStyle7">AMOS </text:span><text:page-number text:select-page="current">10</text:page-number><text:span text:style-name="CharStyle7"><text:tab/>997</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5" text:anchor-type="paragraph" svg:x="4.089in" svg:y="0.561in" draw:z-index="0"><draw:text-box fo:min-height="0.1035in" fo:min-width="0.4965in"><text:p text:style-name="MP3"><text:span text:style-name="CharStyle7">AMOS </text:span><text:page-number text:select-page="current">13</text:page-number></text:p></draw:text-box></draw:frame></text:p>
      </style:header>
      <style:header-left>
        <text:p text:style-name="MP1"><draw:frame draw:style-name="Mfr1" draw:name="6" text:anchor-type="paragraph" svg:x="4.089in" svg:y="0.561in" draw:z-index="4"><draw:text-box fo:min-height="0.1035in" fo:min-width="0.4965in"><text:p text:style-name="MP3"><text:span text:style-name="CharStyle7">AMOS </text:span><text:page-number text:select-page="current">6</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7" text:anchor-type="paragraph" svg:x="2.3091in" svg:y="0.548in" draw:z-index="6"><draw:text-box fo:min-height="0.1165in" fo:min-width="2.2736in"><text:p text:style-name="MP4"><text:span text:style-name="CharStyle7">1000<text:tab/>AMOS </text:span><text:page-number text:select-page="current">9</text:page-number></text:p></draw:text-box></draw:frame></text:p>
      </style:header>
      <style:header-left>
        <text:p text:style-name="MP1"><draw:frame draw:style-name="Mfr1" draw:name="8" text:anchor-type="paragraph" svg:x="4.0937in" svg:y="0.5681in" draw:z-index="7"><draw:text-box fo:min-height="0.1071in" fo:min-width="2.2665in"><text:p text:style-name="MP6"><text:span text:style-name="CharStyle7">AMOS </text:span><text:page-number text:select-page="current">18</text:page-number><text:span text:style-name="CharStyle7"><text:tab/>1001</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9" text:anchor-type="paragraph" svg:x="4.089in" svg:y="0.5646in" draw:z-index="8"><draw:text-box fo:min-height="0.1in" fo:min-width="2.2764in"><text:p text:style-name="MP7"><text:span text:style-name="CharStyle7">AMOS 9<text:tab/></text:span><text:page-number text:select-page="current">1003</text:page-number></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11" meta:paragraph-count="356" meta:word-count="3685" meta:character-count="18731" meta:non-whitespace-character-count="15406"/>
    <meta:generator>LibreOffice/4.4.5.2$Windows_x86 LibreOffice_project/a22f674fd25a3b6f45bdebf25400ed2adff0ff99</meta:generator>
  </office:meta>
</office:document-meta>
</file>